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ase" table:style-name="ta1">
        <table:shapes>
          <draw:frame draw:z-index="0" draw:style-name="gr1" draw:text-style-name="P1" svg:width="30.349cm" svg:height="9.005cm" svg:x="3.687cm" svg:y="0.106cm">
            <draw:object draw:notify-on-update-of-ranges="phase.A1:phase.A1 phase.A2:phase.A5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-55.0975043840753" calcext:value-type="float">
            <text:p>-55.0975043840753</text:p>
          </table:table-cell>
        </table:table-row>
        <table:table-row table:style-name="ro1">
          <table:table-cell office:value-type="float" office:value="-179.459489812869" calcext:value-type="float">
            <text:p>-179.459489812869</text:p>
          </table:table-cell>
        </table:table-row>
        <table:table-row table:style-name="ro1">
          <table:table-cell office:value-type="float" office:value="-53.4550276771775" calcext:value-type="float">
            <text:p>-53.4550276771775</text:p>
          </table:table-cell>
        </table:table-row>
        <table:table-row table:style-name="ro1">
          <table:table-cell office:value-type="float" office:value="178.929175545213" calcext:value-type="float">
            <text:p>178.929175545213</text:p>
          </table:table-cell>
        </table:table-row>
        <table:table-row table:style-name="ro1">
          <table:table-cell office:value-type="float" office:value="-51.0885281541952" calcext:value-type="float">
            <text:p>-51.0885281541952</text:p>
          </table:table-cell>
        </table:table-row>
        <table:table-row table:style-name="ro1">
          <table:table-cell office:value-type="float" office:value="176.790513682208" calcext:value-type="float">
            <text:p>176.790513682208</text:p>
          </table:table-cell>
        </table:table-row>
        <table:table-row table:style-name="ro1">
          <table:table-cell office:value-type="float" office:value="-48.8654611698517" calcext:value-type="float">
            <text:p>-48.8654611698517</text:p>
          </table:table-cell>
        </table:table-row>
        <table:table-row table:style-name="ro1">
          <table:table-cell office:value-type="float" office:value="174.559667968995" calcext:value-type="float">
            <text:p>174.559667968995</text:p>
          </table:table-cell>
        </table:table-row>
        <table:table-row table:style-name="ro1">
          <table:table-cell office:value-type="float" office:value="-47.3532968661083" calcext:value-type="float">
            <text:p>-47.3532968661083</text:p>
          </table:table-cell>
        </table:table-row>
        <table:table-row table:style-name="ro1">
          <table:table-cell office:value-type="float" office:value="172.942153350119" calcext:value-type="float">
            <text:p>172.942153350119</text:p>
          </table:table-cell>
        </table:table-row>
        <table:table-row table:style-name="ro1">
          <table:table-cell office:value-type="float" office:value="-45.7742201649281" calcext:value-type="float">
            <text:p>-45.7742201649281</text:p>
          </table:table-cell>
        </table:table-row>
        <table:table-row table:style-name="ro1">
          <table:table-cell office:value-type="float" office:value="171.416378519886" calcext:value-type="float">
            <text:p>171.416378519886</text:p>
          </table:table-cell>
        </table:table-row>
        <table:table-row table:style-name="ro1">
          <table:table-cell office:value-type="float" office:value="-43.8465495488946" calcext:value-type="float">
            <text:p>-43.8465495488946</text:p>
          </table:table-cell>
        </table:table-row>
        <table:table-row table:style-name="ro1">
          <table:table-cell office:value-type="float" office:value="169.315087599997" calcext:value-type="float">
            <text:p>169.315087599997</text:p>
          </table:table-cell>
        </table:table-row>
        <table:table-row table:style-name="ro1">
          <table:table-cell office:value-type="float" office:value="-42.3102296768495" calcext:value-type="float">
            <text:p>-42.3102296768495</text:p>
          </table:table-cell>
        </table:table-row>
        <table:table-row table:style-name="ro1">
          <table:table-cell office:value-type="float" office:value="168.055822811554" calcext:value-type="float">
            <text:p>168.055822811554</text:p>
          </table:table-cell>
        </table:table-row>
        <table:table-row table:style-name="ro1">
          <table:table-cell office:value-type="float" office:value="-40.3645365730974" calcext:value-type="float">
            <text:p>-40.3645365730974</text:p>
          </table:table-cell>
        </table:table-row>
        <table:table-row table:style-name="ro1">
          <table:table-cell office:value-type="float" office:value="166.35708522401" calcext:value-type="float">
            <text:p>166.35708522401</text:p>
          </table:table-cell>
        </table:table-row>
        <table:table-row table:style-name="ro1">
          <table:table-cell office:value-type="float" office:value="-39.1736579704442" calcext:value-type="float">
            <text:p>-39.1736579704442</text:p>
          </table:table-cell>
        </table:table-row>
        <table:table-row table:style-name="ro1">
          <table:table-cell office:value-type="float" office:value="164.275254277253" calcext:value-type="float">
            <text:p>164.275254277253</text:p>
          </table:table-cell>
        </table:table-row>
        <table:table-row table:style-name="ro1">
          <table:table-cell office:value-type="float" office:value="-36.869897645844" calcext:value-type="float">
            <text:p>-36.869897645844</text:p>
          </table:table-cell>
        </table:table-row>
        <table:table-row table:style-name="ro1">
          <table:table-cell office:value-type="float" office:value="162.897271030948" calcext:value-type="float">
            <text:p>162.897271030948</text:p>
          </table:table-cell>
        </table:table-row>
        <table:table-row table:style-name="ro1">
          <table:table-cell office:value-type="float" office:value="-34.5922886875099" calcext:value-type="float">
            <text:p>-34.5922886875099</text:p>
          </table:table-cell>
        </table:table-row>
        <table:table-row table:style-name="ro1">
          <table:table-cell office:value-type="float" office:value="161.06099573976" calcext:value-type="float">
            <text:p>161.06099573976</text:p>
          </table:table-cell>
        </table:table-row>
        <table:table-row table:style-name="ro1">
          <table:table-cell office:value-type="float" office:value="-33.3885135761115" calcext:value-type="float">
            <text:p>-33.3885135761115</text:p>
          </table:table-cell>
        </table:table-row>
        <table:table-row table:style-name="ro1">
          <table:table-cell office:value-type="float" office:value="159.193208987289" calcext:value-type="float">
            <text:p>159.193208987289</text:p>
          </table:table-cell>
        </table:table-row>
        <table:table-row table:style-name="ro1">
          <table:table-cell office:value-type="float" office:value="-31.7151335150978" calcext:value-type="float">
            <text:p>-31.7151335150978</text:p>
          </table:table-cell>
        </table:table-row>
        <table:table-row table:style-name="ro1">
          <table:table-cell office:value-type="float" office:value="156.801409486352" calcext:value-type="float">
            <text:p>156.801409486352</text:p>
          </table:table-cell>
        </table:table-row>
        <table:table-row table:style-name="ro1">
          <table:table-cell office:value-type="float" office:value="-29.2679952148927" calcext:value-type="float">
            <text:p>-29.2679952148927</text:p>
          </table:table-cell>
        </table:table-row>
        <table:table-row table:style-name="ro1">
          <table:table-cell office:value-type="float" office:value="155.336185287536" calcext:value-type="float">
            <text:p>155.336185287536</text:p>
          </table:table-cell>
        </table:table-row>
        <table:table-row table:style-name="ro1">
          <table:table-cell office:value-type="float" office:value="-27.0505970070861" calcext:value-type="float">
            <text:p>-27.0505970070861</text:p>
          </table:table-cell>
        </table:table-row>
        <table:table-row table:style-name="ro1">
          <table:table-cell office:value-type="float" office:value="153.914400221719" calcext:value-type="float">
            <text:p>153.914400221719</text:p>
          </table:table-cell>
        </table:table-row>
        <table:table-row table:style-name="ro1">
          <table:table-cell office:value-type="float" office:value="-25.8367542240016" calcext:value-type="float">
            <text:p>-25.8367542240016</text:p>
          </table:table-cell>
        </table:table-row>
        <table:table-row table:style-name="ro1">
          <table:table-cell office:value-type="float" office:value="151.990823291986" calcext:value-type="float">
            <text:p>151.990823291986</text:p>
          </table:table-cell>
        </table:table-row>
        <table:table-row table:style-name="ro1">
          <table:table-cell office:value-type="float" office:value="-24.1284029302679" calcext:value-type="float">
            <text:p>-24.1284029302679</text:p>
          </table:table-cell>
        </table:table-row>
        <table:table-row table:style-name="ro1">
          <table:table-cell office:value-type="float" office:value="150.321510074865" calcext:value-type="float">
            <text:p>150.321510074865</text:p>
          </table:table-cell>
        </table:table-row>
        <table:table-row table:style-name="ro1">
          <table:table-cell office:value-type="float" office:value="-21.9031780818392" calcext:value-type="float">
            <text:p>-21.9031780818392</text:p>
          </table:table-cell>
        </table:table-row>
        <table:table-row table:style-name="ro1">
          <table:table-cell office:value-type="float" office:value="147.938056317186" calcext:value-type="float">
            <text:p>147.938056317186</text:p>
          </table:table-cell>
        </table:table-row>
        <table:table-row table:style-name="ro1">
          <table:table-cell office:value-type="float" office:value="-19.9831065219" calcext:value-type="float">
            <text:p>-19.9831065219</text:p>
          </table:table-cell>
        </table:table-row>
        <table:table-row table:style-name="ro1">
          <table:table-cell office:value-type="float" office:value="145.713123022791" calcext:value-type="float">
            <text:p>145.713123022791</text:p>
          </table:table-cell>
        </table:table-row>
        <table:table-row table:style-name="ro1">
          <table:table-cell office:value-type="float" office:value="-18.0939065440632" calcext:value-type="float">
            <text:p>-18.0939065440632</text:p>
          </table:table-cell>
        </table:table-row>
        <table:table-row table:style-name="ro1">
          <table:table-cell office:value-type="float" office:value="143.77505574448" calcext:value-type="float">
            <text:p>143.77505574448</text:p>
          </table:table-cell>
        </table:table-row>
        <table:table-row table:style-name="ro1">
          <table:table-cell office:value-type="float" office:value="-16.3895403340348" calcext:value-type="float">
            <text:p>-16.3895403340348</text:p>
          </table:table-cell>
        </table:table-row>
        <table:table-row table:style-name="ro1">
          <table:table-cell office:value-type="float" office:value="141.753574035531" calcext:value-type="float">
            <text:p>141.753574035531</text:p>
          </table:table-cell>
        </table:table-row>
        <table:table-row table:style-name="ro1">
          <table:table-cell office:value-type="float" office:value="-14.8264799703557" calcext:value-type="float">
            <text:p>-14.8264799703557</text:p>
          </table:table-cell>
        </table:table-row>
        <table:table-row table:style-name="ro1">
          <table:table-cell office:value-type="float" office:value="140.262395399595" calcext:value-type="float">
            <text:p>140.262395399595</text:p>
          </table:table-cell>
        </table:table-row>
        <table:table-row table:style-name="ro1">
          <table:table-cell office:value-type="float" office:value="-13.2405199151872" calcext:value-type="float">
            <text:p>-13.2405199151872</text:p>
          </table:table-cell>
        </table:table-row>
        <table:table-row table:style-name="ro1">
          <table:table-cell office:value-type="float" office:value="138.456619172042" calcext:value-type="float">
            <text:p>138.456619172042</text:p>
          </table:table-cell>
        </table:table-row>
        <table:table-row table:style-name="ro1">
          <table:table-cell office:value-type="float" office:value="-11.5237217038973" calcext:value-type="float">
            <text:p>-11.5237217038973</text:p>
          </table:table-cell>
        </table:table-row>
        <table:table-row table:style-name="ro1">
          <table:table-cell office:value-type="float" office:value="136.153450451105" calcext:value-type="float">
            <text:p>136.153450451105</text:p>
          </table:table-cell>
        </table:table-row>
        <table:table-row table:style-name="ro1">
          <table:table-cell office:value-type="float" office:value="-9.91275144672384" calcext:value-type="float">
            <text:p>-9.91275144672384</text:p>
          </table:table-cell>
        </table:table-row>
        <table:table-row table:style-name="ro1">
          <table:table-cell office:value-type="float" office:value="134.620563298581" calcext:value-type="float">
            <text:p>134.620563298581</text:p>
          </table:table-cell>
        </table:table-row>
        <table:table-row table:style-name="ro1">
          <table:table-cell office:value-type="float" office:value="-7.74034115883792" calcext:value-type="float">
            <text:p>-7.74034115883792</text:p>
          </table:table-cell>
        </table:table-row>
        <table:table-row table:style-name="ro1">
          <table:table-cell office:value-type="float" office:value="133.103481696791" calcext:value-type="float">
            <text:p>133.103481696791</text:p>
          </table:table-cell>
        </table:table-row>
        <table:table-row table:style-name="ro1">
          <table:table-cell office:value-type="float" office:value="-5.98059952476345" calcext:value-type="float">
            <text:p>-5.98059952476345</text:p>
          </table:table-cell>
        </table:table-row>
        <table:table-row table:style-name="ro1">
          <table:table-cell office:value-type="float" office:value="131.589055044644" calcext:value-type="float">
            <text:p>131.589055044644</text:p>
          </table:table-cell>
        </table:table-row>
        <table:table-row table:style-name="ro1">
          <table:table-cell office:value-type="float" office:value="-4.31602751986562" calcext:value-type="float">
            <text:p>-4.31602751986562</text:p>
          </table:table-cell>
        </table:table-row>
        <table:table-row table:style-name="ro1">
          <table:table-cell office:value-type="float" office:value="130.013666228765" calcext:value-type="float">
            <text:p>130.013666228765</text:p>
          </table:table-cell>
        </table:table-row>
        <table:table-row table:style-name="ro1">
          <table:table-cell office:value-type="float" office:value="-2.16107948822637" calcext:value-type="float">
            <text:p>-2.16107948822637</text:p>
          </table:table-cell>
        </table:table-row>
        <table:table-row table:style-name="ro1">
          <table:table-cell office:value-type="float" office:value="128.157226587369" calcext:value-type="float">
            <text:p>128.157226587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909723079178" calcext:value-type="float">
            <text:p>125.909723079178</text:p>
          </table:table-cell>
        </table:table-row>
        <table:table-row table:style-name="ro1">
          <table:table-cell office:value-type="float" office:value="1.10170611520637" calcext:value-type="float">
            <text:p>1.10170611520637</text:p>
          </table:table-cell>
        </table:table-row>
        <table:table-row table:style-name="ro1">
          <table:table-cell office:value-type="float" office:value="124.286876977209" calcext:value-type="float">
            <text:p>124.286876977209</text:p>
          </table:table-cell>
        </table:table-row>
        <table:table-row table:style-name="ro1">
          <table:table-cell office:value-type="float" office:value="3.301865674435" calcext:value-type="float">
            <text:p>3.301865674435</text:p>
          </table:table-cell>
        </table:table-row>
        <table:table-row table:style-name="ro1">
          <table:table-cell office:value-type="float" office:value="123.091699938682" calcext:value-type="float">
            <text:p>123.091699938682</text:p>
          </table:table-cell>
        </table:table-row>
        <table:table-row table:style-name="ro1">
          <table:table-cell office:value-type="float" office:value="5.44033203100551" calcext:value-type="float">
            <text:p>5.44033203100551</text:p>
          </table:table-cell>
        </table:table-row>
        <table:table-row table:style-name="ro1">
          <table:table-cell office:value-type="float" office:value="121.148580986195" calcext:value-type="float">
            <text:p>121.148580986195</text:p>
          </table:table-cell>
        </table:table-row>
        <table:table-row table:style-name="ro1">
          <table:table-cell office:value-type="float" office:value="7.1250163489018" calcext:value-type="float">
            <text:p>7.1250163489018</text:p>
          </table:table-cell>
        </table:table-row>
        <table:table-row table:style-name="ro1">
          <table:table-cell office:value-type="float" office:value="118.48218574704" calcext:value-type="float">
            <text:p>118.48218574704</text:p>
          </table:table-cell>
        </table:table-row>
        <table:table-row table:style-name="ro1">
          <table:table-cell office:value-type="float" office:value="8.82974466790907" calcext:value-type="float">
            <text:p>8.82974466790907</text:p>
          </table:table-cell>
        </table:table-row>
        <table:table-row table:style-name="ro1">
          <table:table-cell office:value-type="float" office:value="116.8057883298" calcext:value-type="float">
            <text:p>116.8057883298</text:p>
          </table:table-cell>
        </table:table-row>
        <table:table-row table:style-name="ro1">
          <table:table-cell office:value-type="float" office:value="10.988651096494" calcext:value-type="float">
            <text:p>10.988651096494</text:p>
          </table:table-cell>
        </table:table-row>
        <table:table-row table:style-name="ro1">
          <table:table-cell office:value-type="float" office:value="115.602187551442" calcext:value-type="float">
            <text:p>115.602187551442</text:p>
          </table:table-cell>
        </table:table-row>
        <table:table-row table:style-name="ro1">
          <table:table-cell office:value-type="float" office:value="12.7071135013166" calcext:value-type="float">
            <text:p>12.7071135013166</text:p>
          </table:table-cell>
        </table:table-row>
        <table:table-row table:style-name="ro1">
          <table:table-cell office:value-type="float" office:value="113.907660494173" calcext:value-type="float">
            <text:p>113.907660494173</text:p>
          </table:table-cell>
        </table:table-row>
        <table:table-row table:style-name="ro1">
          <table:table-cell office:value-type="float" office:value="14.4359749789752" calcext:value-type="float">
            <text:p>14.4359749789752</text:p>
          </table:table-cell>
        </table:table-row>
        <table:table-row table:style-name="ro1">
          <table:table-cell office:value-type="float" office:value="111.501434324048" calcext:value-type="float">
            <text:p>111.501434324048</text:p>
          </table:table-cell>
        </table:table-row>
        <table:table-row table:style-name="ro1">
          <table:table-cell office:value-type="float" office:value="15.4948485991386" calcext:value-type="float">
            <text:p>15.4948485991386</text:p>
          </table:table-cell>
        </table:table-row>
        <table:table-row table:style-name="ro1">
          <table:table-cell office:value-type="float" office:value="109.617879408118" calcext:value-type="float">
            <text:p>109.617879408118</text:p>
          </table:table-cell>
        </table:table-row>
        <table:table-row table:style-name="ro1">
          <table:table-cell office:value-type="float" office:value="17.0628571734614" calcext:value-type="float">
            <text:p>17.0628571734614</text:p>
          </table:table-cell>
        </table:table-row>
        <table:table-row table:style-name="ro1">
          <table:table-cell office:value-type="float" office:value="107.927919762007" calcext:value-type="float">
            <text:p>107.927919762007</text:p>
          </table:table-cell>
        </table:table-row>
        <table:table-row table:style-name="ro1">
          <table:table-cell office:value-type="float" office:value="19.2900462191887" calcext:value-type="float">
            <text:p>19.2900462191887</text:p>
          </table:table-cell>
        </table:table-row>
        <table:table-row table:style-name="ro1">
          <table:table-cell office:value-type="float" office:value="106.389540334035" calcext:value-type="float">
            <text:p>106.389540334035</text:p>
          </table:table-cell>
        </table:table-row>
        <table:table-row table:style-name="ro1">
          <table:table-cell office:value-type="float" office:value="20.998719034387" calcext:value-type="float">
            <text:p>20.998719034387</text:p>
          </table:table-cell>
        </table:table-row>
        <table:table-row table:style-name="ro1">
          <table:table-cell office:value-type="float" office:value="104.826479970356" calcext:value-type="float">
            <text:p>104.826479970356</text:p>
          </table:table-cell>
        </table:table-row>
        <table:table-row table:style-name="ro1">
          <table:table-cell office:value-type="float" office:value="22.7028421232128" calcext:value-type="float">
            <text:p>22.7028421232128</text:p>
          </table:table-cell>
        </table:table-row>
        <table:table-row table:style-name="ro1">
          <table:table-cell office:value-type="float" office:value="103.116436125391" calcext:value-type="float">
            <text:p>103.116436125391</text:p>
          </table:table-cell>
        </table:table-row>
        <table:table-row table:style-name="ro1">
          <table:table-cell office:value-type="float" office:value="24.3994359241751" calcext:value-type="float">
            <text:p>24.3994359241751</text:p>
          </table:table-cell>
        </table:table-row>
        <table:table-row table:style-name="ro1">
          <table:table-cell office:value-type="float" office:value="101.523721703897" calcext:value-type="float">
            <text:p>101.523721703897</text:p>
          </table:table-cell>
        </table:table-row>
        <table:table-row table:style-name="ro1">
          <table:table-cell office:value-type="float" office:value="27.0505970070861" calcext:value-type="float">
            <text:p>27.0505970070861</text:p>
          </table:table-cell>
        </table:table-row>
        <table:table-row table:style-name="ro1">
          <table:table-cell office:value-type="float" office:value="99.9127514467238" calcext:value-type="float">
            <text:p>99.9127514467238</text:p>
          </table:table-cell>
        </table:table-row>
        <table:table-row table:style-name="ro1">
          <table:table-cell office:value-type="float" office:value="28.523118606312" calcext:value-type="float">
            <text:p>28.523118606312</text:p>
          </table:table-cell>
        </table:table-row>
        <table:table-row table:style-name="ro1">
          <table:table-cell office:value-type="float" office:value="97.5946433685914" calcext:value-type="float">
            <text:p>97.5946433685914</text:p>
          </table:table-cell>
        </table:table-row>
        <table:table-row table:style-name="ro1">
          <table:table-cell office:value-type="float" office:value="30.2172739573843" calcext:value-type="float">
            <text:p>30.2172739573843</text:p>
          </table:table-cell>
        </table:table-row>
        <table:table-row table:style-name="ro1">
          <table:table-cell office:value-type="float" office:value="95.9245819819825" calcext:value-type="float">
            <text:p>95.9245819819825</text:p>
          </table:table-cell>
        </table:table-row>
        <table:table-row table:style-name="ro1">
          <table:table-cell office:value-type="float" office:value="31.8907918018457" calcext:value-type="float">
            <text:p>31.8907918018457</text:p>
          </table:table-cell>
        </table:table-row>
        <table:table-row table:style-name="ro1">
          <table:table-cell office:value-type="float" office:value="94.3160275198656" calcext:value-type="float">
            <text:p>94.3160275198656</text:p>
          </table:table-cell>
        </table:table-row>
        <table:table-row table:style-name="ro1">
          <table:table-cell office:value-type="float" office:value="33.8400561349672" calcext:value-type="float">
            <text:p>33.8400561349672</text:p>
          </table:table-cell>
        </table:table-row>
        <table:table-row table:style-name="ro1">
          <table:table-cell office:value-type="float" office:value="92.1816414035515" calcext:value-type="float">
            <text:p>92.1816414035515</text:p>
          </table:table-cell>
        </table:table-row>
        <table:table-row table:style-name="ro1">
          <table:table-cell office:value-type="float" office:value="35.6650015368618" calcext:value-type="float">
            <text:p>35.66500153686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.3039482779834" calcext:value-type="float">
            <text:p>37.3039482779834</text:p>
          </table:table-cell>
        </table:table-row>
        <table:table-row table:style-name="ro1">
          <table:table-cell office:value-type="float" office:value="88.8982938847936" calcext:value-type="float">
            <text:p>88.8982938847936</text:p>
          </table:table-cell>
        </table:table-row>
        <table:table-row table:style-name="ro1">
          <table:table-cell office:value-type="float" office:value="39.2513365827122" calcext:value-type="float">
            <text:p>39.2513365827122</text:p>
          </table:table-cell>
        </table:table-row>
        <table:table-row table:style-name="ro1">
          <table:table-cell office:value-type="float" office:value="86.7295120768165" calcext:value-type="float">
            <text:p>86.7295120768165</text:p>
          </table:table-cell>
        </table:table-row>
        <table:table-row table:style-name="ro1">
          <table:table-cell office:value-type="float" office:value="41.543380827958" calcext:value-type="float">
            <text:p>41.543380827958</text:p>
          </table:table-cell>
        </table:table-row>
        <table:table-row table:style-name="ro1">
          <table:table-cell office:value-type="float" office:value="84.5076754428726" calcext:value-type="float">
            <text:p>84.5076754428726</text:p>
          </table:table-cell>
        </table:table-row>
        <table:table-row table:style-name="ro1">
          <table:table-cell office:value-type="float" office:value="43.451842301022" calcext:value-type="float">
            <text:p>43.451842301022</text:p>
          </table:table-cell>
        </table:table-row>
        <table:table-row table:style-name="ro1">
          <table:table-cell office:value-type="float" office:value="82.8065299447045" calcext:value-type="float">
            <text:p>82.80652994470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.1702553320909" calcext:value-type="float">
            <text:p>81.1702553320909</text:p>
          </table:table-cell>
        </table:table-row>
        <table:table-row table:style-name="ro1">
          <table:table-cell office:value-type="float" office:value="46.5275254422129" calcext:value-type="float">
            <text:p>46.5275254422129</text:p>
          </table:table-cell>
        </table:table-row>
        <table:table-row table:style-name="ro1">
          <table:table-cell office:value-type="float" office:value="78.9062769884422" calcext:value-type="float">
            <text:p>78.9062769884422</text:p>
          </table:table-cell>
        </table:table-row>
        <table:table-row table:style-name="ro1">
          <table:table-cell office:value-type="float" office:value="48.8140748342904" calcext:value-type="float">
            <text:p>48.8140748342904</text:p>
          </table:table-cell>
        </table:table-row>
        <table:table-row table:style-name="ro1">
          <table:table-cell office:value-type="float" office:value="77.1712171285446" calcext:value-type="float">
            <text:p>77.1712171285446</text:p>
          </table:table-cell>
        </table:table-row>
        <table:table-row table:style-name="ro1">
          <table:table-cell office:value-type="float" office:value="50.8263420295558" calcext:value-type="float">
            <text:p>50.8263420295558</text:p>
          </table:table-cell>
        </table:table-row>
        <table:table-row table:style-name="ro1">
          <table:table-cell office:value-type="float" office:value="75.5640250210248" calcext:value-type="float">
            <text:p>75.5640250210248</text:p>
          </table:table-cell>
        </table:table-row>
        <table:table-row table:style-name="ro1">
          <table:table-cell office:value-type="float" office:value="52.0283962389496" calcext:value-type="float">
            <text:p>52.0283962389496</text:p>
          </table:table-cell>
        </table:table-row>
        <table:table-row table:style-name="ro1">
          <table:table-cell office:value-type="float" office:value="74.5051514008614" calcext:value-type="float">
            <text:p>74.5051514008614</text:p>
          </table:table-cell>
        </table:table-row>
        <table:table-row table:style-name="ro1">
          <table:table-cell office:value-type="float" office:value="53.5691418798376" calcext:value-type="float">
            <text:p>53.5691418798376</text:p>
          </table:table-cell>
        </table:table-row>
        <table:table-row table:style-name="ro1">
          <table:table-cell office:value-type="float" office:value="72.7765638088686" calcext:value-type="float">
            <text:p>72.7765638088686</text:p>
          </table:table-cell>
        </table:table-row>
        <table:table-row table:style-name="ro1">
          <table:table-cell office:value-type="float" office:value="55.4077113124901" calcext:value-type="float">
            <text:p>55.4077113124901</text:p>
          </table:table-cell>
        </table:table-row>
        <table:table-row table:style-name="ro1">
          <table:table-cell office:value-type="float" office:value="70.5296979905331" calcext:value-type="float">
            <text:p>70.5296979905331</text:p>
          </table:table-cell>
        </table:table-row>
        <table:table-row table:style-name="ro1">
          <table:table-cell office:value-type="float" office:value="57.8213437933989" calcext:value-type="float">
            <text:p>57.8213437933989</text:p>
          </table:table-cell>
        </table:table-row>
        <table:table-row table:style-name="ro1">
          <table:table-cell office:value-type="float" office:value="68.8059435184577" calcext:value-type="float">
            <text:p>68.8059435184577</text:p>
          </table:table-cell>
        </table:table-row>
        <table:table-row table:style-name="ro1">
          <table:table-cell office:value-type="float" office:value="59.9816325723909" calcext:value-type="float">
            <text:p>59.9816325723909</text:p>
          </table:table-cell>
        </table:table-row>
        <table:table-row table:style-name="ro1">
          <table:table-cell office:value-type="float" office:value="67.0871716032283" calcext:value-type="float">
            <text:p>67.0871716032283</text:p>
          </table:table-cell>
        </table:table-row>
        <table:table-row table:style-name="ro1">
          <table:table-cell office:value-type="float" office:value="61.213381689986" calcext:value-type="float">
            <text:p>61.213381689986</text:p>
          </table:table-cell>
        </table:table-row>
        <table:table-row table:style-name="ro1">
          <table:table-cell office:value-type="float" office:value="64.9164059938091" calcext:value-type="float">
            <text:p>64.9164059938091</text:p>
          </table:table-cell>
        </table:table-row>
        <table:table-row table:style-name="ro1">
          <table:table-cell office:value-type="float" office:value="62.7004277886672" calcext:value-type="float">
            <text:p>62.7004277886672</text:p>
          </table:table-cell>
        </table:table-row>
        <table:table-row table:style-name="ro1">
          <table:table-cell office:value-type="float" office:value="62.4471884232822" calcext:value-type="float">
            <text:p>62.4471884232822</text:p>
          </table:table-cell>
        </table:table-row>
        <table:table-row table:style-name="ro1">
          <table:table-cell office:value-type="float" office:value="64.6538240580533" calcext:value-type="float">
            <text:p>64.6538240580533</text:p>
          </table:table-cell>
        </table:table-row>
        <table:table-row table:style-name="ro1">
          <table:table-cell office:value-type="float" office:value="61.213381689986" calcext:value-type="float">
            <text:p>61.213381689986</text:p>
          </table:table-cell>
        </table:table-row>
        <table:table-row table:style-name="ro1">
          <table:table-cell office:value-type="float" office:value="66.3706222693432" calcext:value-type="float">
            <text:p>66.3706222693432</text:p>
          </table:table-cell>
        </table:table-row>
        <table:table-row table:style-name="ro1">
          <table:table-cell office:value-type="float" office:value="59.5066415975243" calcext:value-type="float">
            <text:p>59.5066415975243</text:p>
          </table:table-cell>
        </table:table-row>
        <table:table-row table:style-name="ro1">
          <table:table-cell office:value-type="float" office:value="68.0968219181608" calcext:value-type="float">
            <text:p>68.0968219181608</text:p>
          </table:table-cell>
        </table:table-row>
        <table:table-row table:style-name="ro1">
          <table:table-cell office:value-type="float" office:value="57.5288077091515" calcext:value-type="float">
            <text:p>57.5288077091515</text:p>
          </table:table-cell>
        </table:table-row>
        <table:table-row table:style-name="ro1">
          <table:table-cell office:value-type="float" office:value="70.7099537808113" calcext:value-type="float">
            <text:p>70.7099537808113</text:p>
          </table:table-cell>
        </table:table-row>
        <table:table-row table:style-name="ro1">
          <table:table-cell office:value-type="float" office:value="55.2348027634232" calcext:value-type="float">
            <text:p>55.2348027634232</text:p>
          </table:table-cell>
        </table:table-row>
        <table:table-row table:style-name="ro1">
          <table:table-cell office:value-type="float" office:value="72.9371428265386" calcext:value-type="float">
            <text:p>72.9371428265386</text:p>
          </table:table-cell>
        </table:table-row>
        <table:table-row table:style-name="ro1">
          <table:table-cell office:value-type="float" office:value="54.0132043556427" calcext:value-type="float">
            <text:p>54.0132043556427</text:p>
          </table:table-cell>
        </table:table-row>
        <table:table-row table:style-name="ro1">
          <table:table-cell office:value-type="float" office:value="75.0332804359951" calcext:value-type="float">
            <text:p>75.0332804359951</text:p>
          </table:table-cell>
        </table:table-row>
        <table:table-row table:style-name="ro1">
          <table:table-cell office:value-type="float" office:value="52.0283962389496" calcext:value-type="float">
            <text:p>52.0283962389496</text:p>
          </table:table-cell>
        </table:table-row>
        <table:table-row table:style-name="ro1">
          <table:table-cell office:value-type="float" office:value="76.6330693036832" calcext:value-type="float">
            <text:p>76.6330693036832</text:p>
          </table:table-cell>
        </table:table-row>
        <table:table-row table:style-name="ro1">
          <table:table-cell office:value-type="float" office:value="49.6986805172995" calcext:value-type="float">
            <text:p>49.6986805172995</text:p>
          </table:table-cell>
        </table:table-row>
        <table:table-row table:style-name="ro1">
          <table:table-cell office:value-type="float" office:value="78.4762782961027" calcext:value-type="float">
            <text:p>78.4762782961027</text:p>
          </table:table-cell>
        </table:table-row>
        <table:table-row table:style-name="ro1">
          <table:table-cell office:value-type="float" office:value="47.3532968661083" calcext:value-type="float">
            <text:p>47.3532968661083</text:p>
          </table:table-cell>
        </table:table-row>
        <table:table-row table:style-name="ro1">
          <table:table-cell office:value-type="float" office:value="79.6466799560706" calcext:value-type="float">
            <text:p>79.6466799560706</text:p>
          </table:table-cell>
        </table:table-row>
        <table:table-row table:style-name="ro1">
          <table:table-cell office:value-type="float" office:value="45.7848246029919" calcext:value-type="float">
            <text:p>45.7848246029919</text:p>
          </table:table-cell>
        </table:table-row>
        <table:table-row table:style-name="ro1">
          <table:table-cell office:value-type="float" office:value="81.7927835880819" calcext:value-type="float">
            <text:p>81.7927835880819</text:p>
          </table:table-cell>
        </table:table-row>
        <table:table-row table:style-name="ro1">
          <table:table-cell office:value-type="float" office:value="44.6102388046819" calcext:value-type="float">
            <text:p>44.6102388046819</text:p>
          </table:table-cell>
        </table:table-row>
        <table:table-row table:style-name="ro1">
          <table:table-cell office:value-type="float" office:value="83.480198248343" calcext:value-type="float">
            <text:p>83.480198248343</text:p>
          </table:table-cell>
        </table:table-row>
        <table:table-row table:style-name="ro1">
          <table:table-cell office:value-type="float" office:value="42.2736890060937" calcext:value-type="float">
            <text:p>42.2736890060937</text:p>
          </table:table-cell>
        </table:table-row>
        <table:table-row table:style-name="ro1">
          <table:table-cell office:value-type="float" office:value="85.7241588873711" calcext:value-type="float">
            <text:p>85.7241588873711</text:p>
          </table:table-cell>
        </table:table-row>
        <table:table-row table:style-name="ro1">
          <table:table-cell office:value-type="float" office:value="39.5226312711711" calcext:value-type="float">
            <text:p>39.5226312711711</text:p>
          </table:table-cell>
        </table:table-row>
        <table:table-row table:style-name="ro1">
          <table:table-cell office:value-type="float" office:value="87.3245733439709" calcext:value-type="float">
            <text:p>87.3245733439709</text:p>
          </table:table-cell>
        </table:table-row>
        <table:table-row table:style-name="ro1">
          <table:table-cell office:value-type="float" office:value="38.3130906738176" calcext:value-type="float">
            <text:p>38.3130906738176</text:p>
          </table:table-cell>
        </table:table-row>
        <table:table-row table:style-name="ro1">
          <table:table-cell office:value-type="float" office:value="89.4594898128693" calcext:value-type="float">
            <text:p>89.4594898128693</text:p>
          </table:table-cell>
        </table:table-row>
        <table:table-row table:style-name="ro1">
          <table:table-cell office:value-type="float" office:value="37.0928372970415" calcext:value-type="float">
            <text:p>37.0928372970415</text:p>
          </table:table-cell>
        </table:table-row>
        <table:table-row table:style-name="ro1">
          <table:table-cell office:value-type="float" office:value="90.5456575934157" calcext:value-type="float">
            <text:p>90.5456575934157</text:p>
          </table:table-cell>
        </table:table-row>
        <table:table-row table:style-name="ro1">
          <table:table-cell office:value-type="float" office:value="35.5376777919744" calcext:value-type="float">
            <text:p>35.5376777919744</text:p>
          </table:table-cell>
        </table:table-row>
        <table:table-row table:style-name="ro1">
          <table:table-cell office:value-type="float" office:value="91.6365770416167" calcext:value-type="float">
            <text:p>91.6365770416167</text:p>
          </table:table-cell>
        </table:table-row>
        <table:table-row table:style-name="ro1">
          <table:table-cell office:value-type="float" office:value="32.7684990787698" calcext:value-type="float">
            <text:p>32.7684990787698</text:p>
          </table:table-cell>
        </table:table-row>
        <table:table-row table:style-name="ro1">
          <table:table-cell office:value-type="float" office:value="93.7781977071616" calcext:value-type="float">
            <text:p>93.7781977071616</text:p>
          </table:table-cell>
        </table:table-row>
        <table:table-row table:style-name="ro1">
          <table:table-cell office:value-type="float" office:value="30.2964481762384" calcext:value-type="float">
            <text:p>30.2964481762384</text:p>
          </table:table-cell>
        </table:table-row>
        <table:table-row table:style-name="ro1">
          <table:table-cell office:value-type="float" office:value="95.9805995247635" calcext:value-type="float">
            <text:p>95.9805995247635</text:p>
          </table:table-cell>
        </table:table-row>
        <table:table-row table:style-name="ro1">
          <table:table-cell office:value-type="float" office:value="29.0546040990771" calcext:value-type="float">
            <text:p>29.0546040990771</text:p>
          </table:table-cell>
        </table:table-row>
        <table:table-row table:style-name="ro1">
          <table:table-cell office:value-type="float" office:value="98.2857970239538" calcext:value-type="float">
            <text:p>98.2857970239538</text:p>
          </table:table-cell>
        </table:table-row>
        <table:table-row table:style-name="ro1">
          <table:table-cell office:value-type="float" office:value="27.8104154438463" calcext:value-type="float">
            <text:p>27.8104154438463</text:p>
          </table:table-cell>
        </table:table-row>
        <table:table-row table:style-name="ro1">
          <table:table-cell office:value-type="float" office:value="98.8297446679091" calcext:value-type="float">
            <text:p>98.8297446679091</text:p>
          </table:table-cell>
        </table:table-row>
        <table:table-row table:style-name="ro1">
          <table:table-cell office:value-type="float" office:value="25.8209919741893" calcext:value-type="float">
            <text:p>25.8209919741893</text:p>
          </table:table-cell>
        </table:table-row>
        <table:table-row table:style-name="ro1">
          <table:table-cell office:value-type="float" office:value="100.256819841696" calcext:value-type="float">
            <text:p>100.256819841696</text:p>
          </table:table-cell>
        </table:table-row>
        <table:table-row table:style-name="ro1">
          <table:table-cell office:value-type="float" office:value="23.8504739080769" calcext:value-type="float">
            <text:p>23.8504739080769</text:p>
          </table:table-cell>
        </table:table-row>
        <table:table-row table:style-name="ro1">
          <table:table-cell office:value-type="float" office:value="102.875001559612" calcext:value-type="float">
            <text:p>102.875001559612</text:p>
          </table:table-cell>
        </table:table-row>
        <table:table-row table:style-name="ro1">
          <table:table-cell office:value-type="float" office:value="22.1094483437517" calcext:value-type="float">
            <text:p>22.1094483437517</text:p>
          </table:table-cell>
        </table:table-row>
        <table:table-row table:style-name="ro1">
          <table:table-cell office:value-type="float" office:value="105.208039190635" calcext:value-type="float">
            <text:p>105.208039190635</text:p>
          </table:table-cell>
        </table:table-row>
        <table:table-row table:style-name="ro1">
          <table:table-cell office:value-type="float" office:value="19.8406980839683" calcext:value-type="float">
            <text:p>19.8406980839683</text:p>
          </table:table-cell>
        </table:table-row>
        <table:table-row table:style-name="ro1">
          <table:table-cell office:value-type="float" office:value="106.020292302071" calcext:value-type="float">
            <text:p>106.020292302071</text:p>
          </table:table-cell>
        </table:table-row>
        <table:table-row table:style-name="ro1">
          <table:table-cell office:value-type="float" office:value="17.2234361911315" calcext:value-type="float">
            <text:p>17.2234361911315</text:p>
          </table:table-cell>
        </table:table-row>
        <table:table-row table:style-name="ro1">
          <table:table-cell office:value-type="float" office:value="107.579851426655" calcext:value-type="float">
            <text:p>107.579851426655</text:p>
          </table:table-cell>
        </table:table-row>
        <table:table-row table:style-name="ro1">
          <table:table-cell office:value-type="float" office:value="14.9667195640049" calcext:value-type="float">
            <text:p>14.9667195640049</text:p>
          </table:table-cell>
        </table:table-row>
        <table:table-row table:style-name="ro1">
          <table:table-cell office:value-type="float" office:value="109.798876354525" calcext:value-type="float">
            <text:p>109.798876354525</text:p>
          </table:table-cell>
        </table:table-row>
        <table:table-row table:style-name="ro1">
          <table:table-cell office:value-type="float" office:value="13.3669306963168" calcext:value-type="float">
            <text:p>13.3669306963168</text:p>
          </table:table-cell>
        </table:table-row>
        <table:table-row table:style-name="ro1">
          <table:table-cell office:value-type="float" office:value="111.700536739317" calcext:value-type="float">
            <text:p>111.700536739317</text:p>
          </table:table-cell>
        </table:table-row>
        <table:table-row table:style-name="ro1">
          <table:table-cell office:value-type="float" office:value="11.745633425288" calcext:value-type="float">
            <text:p>11.745633425288</text:p>
          </table:table-cell>
        </table:table-row>
        <table:table-row table:style-name="ro1">
          <table:table-cell office:value-type="float" office:value="113.850473908077" calcext:value-type="float">
            <text:p>113.850473908077</text:p>
          </table:table-cell>
        </table:table-row>
        <table:table-row table:style-name="ro1">
          <table:table-cell office:value-type="float" office:value="10.4516329439887" calcext:value-type="float">
            <text:p>10.4516329439887</text:p>
          </table:table-cell>
        </table:table-row>
        <table:table-row table:style-name="ro1">
          <table:table-cell office:value-type="float" office:value="115.836754224002" calcext:value-type="float">
            <text:p>115.836754224002</text:p>
          </table:table-cell>
        </table:table-row>
        <table:table-row table:style-name="ro1">
          <table:table-cell office:value-type="float" office:value="8.20721641191815" calcext:value-type="float">
            <text:p>8.20721641191815</text:p>
          </table:table-cell>
        </table:table-row>
        <table:table-row table:style-name="ro1">
          <table:table-cell office:value-type="float" office:value="117.75854060106" calcext:value-type="float">
            <text:p>117.75854060106</text:p>
          </table:table-cell>
        </table:table-row>
        <table:table-row table:style-name="ro1">
          <table:table-cell office:value-type="float" office:value="6.58194465517801" calcext:value-type="float">
            <text:p>6.58194465517801</text:p>
          </table:table-cell>
        </table:table-row>
        <table:table-row table:style-name="ro1">
          <table:table-cell office:value-type="float" office:value="119.475889003246" calcext:value-type="float">
            <text:p>119.475889003246</text:p>
          </table:table-cell>
        </table:table-row>
        <table:table-row table:style-name="ro1">
          <table:table-cell office:value-type="float" office:value="4.3569750058463" calcext:value-type="float">
            <text:p>4.3569750058463</text:p>
          </table:table-cell>
        </table:table-row>
        <table:table-row table:style-name="ro1">
          <table:table-cell office:value-type="float" office:value="121.246929413477" calcext:value-type="float">
            <text:p>121.246929413477</text:p>
          </table:table-cell>
        </table:table-row>
        <table:table-row table:style-name="ro1">
          <table:table-cell office:value-type="float" office:value="2.67542665602915" calcext:value-type="float">
            <text:p>2.67542665602915</text:p>
          </table:table-cell>
        </table:table-row>
        <table:table-row table:style-name="ro1">
          <table:table-cell office:value-type="float" office:value="123.388513576112" calcext:value-type="float">
            <text:p>123.388513576112</text:p>
          </table:table-cell>
        </table:table-row>
        <table:table-row table:style-name="ro1">
          <table:table-cell office:value-type="float" office:value="0.535458985564534" calcext:value-type="float">
            <text:p>0.535458985564534</text:p>
          </table:table-cell>
        </table:table-row>
        <table:table-row table:style-name="ro1">
          <table:table-cell office:value-type="float" office:value="125.348166533196" calcext:value-type="float">
            <text:p>125.348166533196</text:p>
          </table:table-cell>
        </table:table-row>
        <table:table-row table:style-name="ro1">
          <table:table-cell office:value-type="float" office:value="-0.540510187130666" calcext:value-type="float">
            <text:p>-0.540510187130666</text:p>
          </table:table-cell>
        </table:table-row>
        <table:table-row table:style-name="ro1">
          <table:table-cell office:value-type="float" office:value="126.869897645844" calcext:value-type="float">
            <text:p>126.869897645844</text:p>
          </table:table-cell>
        </table:table-row>
        <table:table-row table:style-name="ro1">
          <table:table-cell office:value-type="float" office:value="-1.63657704161672" calcext:value-type="float">
            <text:p>-1.63657704161672</text:p>
          </table:table-cell>
        </table:table-row>
        <table:table-row table:style-name="ro1">
          <table:table-cell office:value-type="float" office:value="128.403261702106" calcext:value-type="float">
            <text:p>128.403261702106</text:p>
          </table:table-cell>
        </table:table-row>
        <table:table-row table:style-name="ro1">
          <table:table-cell office:value-type="float" office:value="-3.81407483429035" calcext:value-type="float">
            <text:p>-3.81407483429035</text:p>
          </table:table-cell>
        </table:table-row>
        <table:table-row table:style-name="ro1">
          <table:table-cell office:value-type="float" office:value="129.946173949936" calcext:value-type="float">
            <text:p>129.946173949936</text:p>
          </table:table-cell>
        </table:table-row>
        <table:table-row table:style-name="ro1">
          <table:table-cell office:value-type="float" office:value="-5.92458198198249" calcext:value-type="float">
            <text:p>-5.92458198198249</text:p>
          </table:table-cell>
        </table:table-row>
        <table:table-row table:style-name="ro1">
          <table:table-cell office:value-type="float" office:value="131.543380827958" calcext:value-type="float">
            <text:p>131.543380827958</text:p>
          </table:table-cell>
        </table:table-row>
        <table:table-row table:style-name="ro1">
          <table:table-cell office:value-type="float" office:value="-8.13010235415598" calcext:value-type="float">
            <text:p>-8.13010235415598</text:p>
          </table:table-cell>
        </table:table-row>
        <table:table-row table:style-name="ro1">
          <table:table-cell office:value-type="float" office:value="133.451842301022" calcext:value-type="float">
            <text:p>133.451842301022</text:p>
          </table:table-cell>
        </table:table-row>
        <table:table-row table:style-name="ro1">
          <table:table-cell office:value-type="float" office:value="-8.82974466790907" calcext:value-type="float">
            <text:p>-8.82974466790907</text:p>
          </table:table-cell>
        </table:table-row>
        <table:table-row table:style-name="ro1">
          <table:table-cell office:value-type="float" office:value="135.76389846093" calcext:value-type="float">
            <text:p>135.76389846093</text:p>
          </table:table-cell>
        </table:table-row>
        <table:table-row table:style-name="ro1">
          <table:table-cell office:value-type="float" office:value="-10.4516329439887" calcext:value-type="float">
            <text:p>-10.4516329439887</text:p>
          </table:table-cell>
        </table:table-row>
        <table:table-row table:style-name="ro1">
          <table:table-cell office:value-type="float" office:value="137.654195513407" calcext:value-type="float">
            <text:p>137.654195513407</text:p>
          </table:table-cell>
        </table:table-row>
        <table:table-row table:style-name="ro1">
          <table:table-cell office:value-type="float" office:value="-12.8750015596125" calcext:value-type="float">
            <text:p>-12.8750015596125</text:p>
          </table:table-cell>
        </table:table-row>
        <table:table-row table:style-name="ro1">
          <table:table-cell office:value-type="float" office:value="138.410944955356" calcext:value-type="float">
            <text:p>138.410944955356</text:p>
          </table:table-cell>
        </table:table-row>
        <table:table-row table:style-name="ro1">
          <table:table-cell office:value-type="float" office:value="-14.9314171781376" calcext:value-type="float">
            <text:p>-14.9314171781376</text:p>
          </table:table-cell>
        </table:table-row>
        <table:table-row table:style-name="ro1">
          <table:table-cell office:value-type="float" office:value="139.635463426903" calcext:value-type="float">
            <text:p>139.635463426903</text:p>
          </table:table-cell>
        </table:table-row>
        <table:table-row table:style-name="ro1">
          <table:table-cell office:value-type="float" office:value="-15.7247457227474" calcext:value-type="float">
            <text:p>-15.7247457227474</text:p>
          </table:table-cell>
        </table:table-row>
        <table:table-row table:style-name="ro1">
          <table:table-cell office:value-type="float" office:value="141.596738297894" calcext:value-type="float">
            <text:p>141.596738297894</text:p>
          </table:table-cell>
        </table:table-row>
        <table:table-row table:style-name="ro1">
          <table:table-cell office:value-type="float" office:value="-17.5798514266553" calcext:value-type="float">
            <text:p>-17.5798514266553</text:p>
          </table:table-cell>
        </table:table-row>
        <table:table-row table:style-name="ro1">
          <table:table-cell office:value-type="float" office:value="143.892548708248" calcext:value-type="float">
            <text:p>143.892548708248</text:p>
          </table:table-cell>
        </table:table-row>
        <table:table-row table:style-name="ro1">
          <table:table-cell office:value-type="float" office:value="-19.6178794081183" calcext:value-type="float">
            <text:p>-19.6178794081183</text:p>
          </table:table-cell>
        </table:table-row>
        <table:table-row table:style-name="ro1">
          <table:table-cell office:value-type="float" office:value="145.40771131249" calcext:value-type="float">
            <text:p>145.40771131249</text:p>
          </table:table-cell>
        </table:table-row>
        <table:table-row table:style-name="ro1">
          <table:table-cell office:value-type="float" office:value="-21.3057836178288" calcext:value-type="float">
            <text:p>-21.3057836178288</text:p>
          </table:table-cell>
        </table:table-row>
        <table:table-row table:style-name="ro1">
          <table:table-cell office:value-type="float" office:value="147.067768958653" calcext:value-type="float">
            <text:p>147.067768958653</text:p>
          </table:table-cell>
        </table:table-row>
        <table:table-row table:style-name="ro1">
          <table:table-cell office:value-type="float" office:value="-23.1985905136482" calcext:value-type="float">
            <text:p>-23.1985905136482</text:p>
          </table:table-cell>
        </table:table-row>
        <table:table-row table:style-name="ro1">
          <table:table-cell office:value-type="float" office:value="148.753070586523" calcext:value-type="float">
            <text:p>148.753070586523</text:p>
          </table:table-cell>
        </table:table-row>
        <table:table-row table:style-name="ro1">
          <table:table-cell office:value-type="float" office:value="-25.8367542240016" calcext:value-type="float">
            <text:p>-25.8367542240016</text:p>
          </table:table-cell>
        </table:table-row>
        <table:table-row table:style-name="ro1">
          <table:table-cell office:value-type="float" office:value="151.476881393688" calcext:value-type="float">
            <text:p>151.476881393688</text:p>
          </table:table-cell>
        </table:table-row>
        <table:table-row table:style-name="ro1">
          <table:table-cell office:value-type="float" office:value="-27.75854060106" calcext:value-type="float">
            <text:p>-27.75854060106</text:p>
          </table:table-cell>
        </table:table-row>
        <table:table-row table:style-name="ro1">
          <table:table-cell office:value-type="float" office:value="153.434948822922" calcext:value-type="float">
            <text:p>153.434948822922</text:p>
          </table:table-cell>
        </table:table-row>
        <table:table-row table:style-name="ro1">
          <table:table-cell office:value-type="float" office:value="-28.6949043793434" calcext:value-type="float">
            <text:p>-28.6949043793434</text:p>
          </table:table-cell>
        </table:table-row>
        <table:table-row table:style-name="ro1">
          <table:table-cell office:value-type="float" office:value="155.376435213836" calcext:value-type="float">
            <text:p>155.376435213836</text:p>
          </table:table-cell>
        </table:table-row>
        <table:table-row table:style-name="ro1">
          <table:table-cell office:value-type="float" office:value="-30.4110812671254" calcext:value-type="float">
            <text:p>-30.4110812671254</text:p>
          </table:table-cell>
        </table:table-row>
        <table:table-row table:style-name="ro1">
          <table:table-cell office:value-type="float" office:value="156.587885830697" calcext:value-type="float">
            <text:p>156.587885830697</text:p>
          </table:table-cell>
        </table:table-row>
        <table:table-row table:style-name="ro1">
          <table:table-cell office:value-type="float" office:value="-33.0916999386824" calcext:value-type="float">
            <text:p>-33.0916999386824</text:p>
          </table:table-cell>
        </table:table-row>
        <table:table-row table:style-name="ro1">
          <table:table-cell office:value-type="float" office:value="158.299463260683" calcext:value-type="float">
            <text:p>158.299463260683</text:p>
          </table:table-cell>
        </table:table-row>
        <table:table-row table:style-name="ro1">
          <table:table-cell office:value-type="float" office:value="-34.7289962795209" calcext:value-type="float">
            <text:p>-34.7289962795209</text:p>
          </table:table-cell>
        </table:table-row>
        <table:table-row table:style-name="ro1">
          <table:table-cell office:value-type="float" office:value="160.0168934781" calcext:value-type="float">
            <text:p>160.0168934781</text:p>
          </table:table-cell>
        </table:table-row>
        <table:table-row table:style-name="ro1">
          <table:table-cell office:value-type="float" office:value="-36.2249442555203" calcext:value-type="float">
            <text:p>-36.2249442555203</text:p>
          </table:table-cell>
        </table:table-row>
        <table:table-row table:style-name="ro1">
          <table:table-cell office:value-type="float" office:value="162.087490614037" calcext:value-type="float">
            <text:p>162.087490614037</text:p>
          </table:table-cell>
        </table:table-row>
        <table:table-row table:style-name="ro1">
          <table:table-cell office:value-type="float" office:value="-37.7330455941883" calcext:value-type="float">
            <text:p>-37.7330455941883</text:p>
          </table:table-cell>
        </table:table-row>
        <table:table-row table:style-name="ro1">
          <table:table-cell office:value-type="float" office:value="164.357753542791" calcext:value-type="float">
            <text:p>164.357753542791</text:p>
          </table:table-cell>
        </table:table-row>
        <table:table-row table:style-name="ro1">
          <table:table-cell office:value-type="float" office:value="-39.2513365827122" calcext:value-type="float">
            <text:p>-39.2513365827122</text:p>
          </table:table-cell>
        </table:table-row>
        <table:table-row table:style-name="ro1">
          <table:table-cell office:value-type="float" office:value="166.228400282918" calcext:value-type="float">
            <text:p>166.228400282918</text:p>
          </table:table-cell>
        </table:table-row>
        <table:table-row table:style-name="ro1">
          <table:table-cell office:value-type="float" office:value="-41.1859251657097" calcext:value-type="float">
            <text:p>-41.1859251657097</text:p>
          </table:table-cell>
        </table:table-row>
        <table:table-row table:style-name="ro1">
          <table:table-cell office:value-type="float" office:value="167.943237466167" calcext:value-type="float">
            <text:p>167.943237466167</text:p>
          </table:table-cell>
        </table:table-row>
        <table:table-row table:style-name="ro1">
          <table:table-cell office:value-type="float" office:value="-42.3458044865934" calcext:value-type="float">
            <text:p>-42.3458044865934</text:p>
          </table:table-cell>
        </table:table-row>
        <table:table-row table:style-name="ro1">
          <table:table-cell office:value-type="float" office:value="169.646679956071" calcext:value-type="float">
            <text:p>169.646679956071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70.716447194739" calcext:value-type="float">
            <text:p>170.716447194739</text:p>
          </table:table-cell>
        </table:table-row>
        <table:table-row table:style-name="ro1">
          <table:table-cell office:value-type="float" office:value="-46.8717449652887" calcext:value-type="float">
            <text:p>-46.8717449652887</text:p>
          </table:table-cell>
        </table:table-row>
        <table:table-row table:style-name="ro1">
          <table:table-cell office:value-type="float" office:value="172.333195738186" calcext:value-type="float">
            <text:p>172.333195738186</text:p>
          </table:table-cell>
        </table:table-row>
        <table:table-row table:style-name="ro1">
          <table:table-cell office:value-type="float" office:value="-48.0127875041833" calcext:value-type="float">
            <text:p>-48.0127875041833</text:p>
          </table:table-cell>
        </table:table-row>
        <table:table-row table:style-name="ro1">
          <table:table-cell office:value-type="float" office:value="174.559667968995" calcext:value-type="float">
            <text:p>174.559667968995</text:p>
          </table:table-cell>
        </table:table-row>
        <table:table-row table:style-name="ro1">
          <table:table-cell office:value-type="float" office:value="-48.4109449553557" calcext:value-type="float">
            <text:p>-48.4109449553557</text:p>
          </table:table-cell>
        </table:table-row>
        <table:table-row table:style-name="ro1">
          <table:table-cell office:value-type="float" office:value="176.760299703898" calcext:value-type="float">
            <text:p>176.760299703898</text:p>
          </table:table-cell>
        </table:table-row>
        <table:table-row table:style-name="ro1">
          <table:table-cell office:value-type="float" office:value="-50.3321588816596" calcext:value-type="float">
            <text:p>-50.3321588816596</text:p>
          </table:table-cell>
        </table:table-row>
        <table:table-row table:style-name="ro1">
          <table:table-cell office:value-type="float" office:value="178.929175545213" calcext:value-type="float">
            <text:p>178.929175545213</text:p>
          </table:table-cell>
        </table:table-row>
        <table:table-row table:style-name="ro1">
          <table:table-cell office:value-type="float" office:value="-52.5946433685914" calcext:value-type="float">
            <text:p>-52.5946433685914</text:p>
          </table:table-cell>
        </table:table-row>
        <table:table-row table:style-name="ro1">
          <table:table-cell office:value-type="float" office:value="-179.464541014435" calcext:value-type="float">
            <text:p>-179.464541014435</text:p>
          </table:table-cell>
        </table:table-row>
        <table:table-row table:style-name="ro1">
          <table:table-cell office:value-type="float" office:value="-54.52466797179" calcext:value-type="float">
            <text:p>-54.52466797179</text:p>
          </table:table-cell>
        </table:table-row>
        <table:table-row table:style-name="ro1">
          <table:table-cell office:value-type="float" office:value="-178.378854086347" calcext:value-type="float">
            <text:p>-178.378854086347</text:p>
          </table:table-cell>
        </table:table-row>
        <table:table-row table:style-name="ro1">
          <table:table-cell office:value-type="float" office:value="-55.713123022791" calcext:value-type="float">
            <text:p>-55.713123022791</text:p>
          </table:table-cell>
        </table:table-row>
        <table:table-row table:style-name="ro1">
          <table:table-cell office:value-type="float" office:value="-176.18592516571" calcext:value-type="float">
            <text:p>-176.18592516571</text:p>
          </table:table-cell>
        </table:table-row>
        <table:table-row table:style-name="ro1">
          <table:table-cell office:value-type="float" office:value="-57.3624924157143" calcext:value-type="float">
            <text:p>-57.3624924157143</text:p>
          </table:table-cell>
        </table:table-row>
        <table:table-row table:style-name="ro1">
          <table:table-cell office:value-type="float" office:value="-173.962317478577" calcext:value-type="float">
            <text:p>-173.962317478577</text:p>
          </table:table-cell>
        </table:table-row>
        <table:table-row table:style-name="ro1">
          <table:table-cell office:value-type="float" office:value="-59.5889187328746" calcext:value-type="float">
            <text:p>-59.5889187328746</text:p>
          </table:table-cell>
        </table:table-row>
        <table:table-row table:style-name="ro1">
          <table:table-cell office:value-type="float" office:value="-171.714202976046" calcext:value-type="float">
            <text:p>-171.714202976046</text:p>
          </table:table-cell>
        </table:table-row>
        <table:table-row table:style-name="ro1">
          <table:table-cell office:value-type="float" office:value="-61.9908232919862" calcext:value-type="float">
            <text:p>-61.9908232919862</text:p>
          </table:table-cell>
        </table:table-row>
        <table:table-row table:style-name="ro1">
          <table:table-cell office:value-type="float" office:value="-170.180699361242" calcext:value-type="float">
            <text:p>-170.180699361242</text:p>
          </table:table-cell>
        </table:table-row>
        <table:table-row table:style-name="ro1">
          <table:table-cell office:value-type="float" office:value="-63.9144002217186" calcext:value-type="float">
            <text:p>-63.9144002217186</text:p>
          </table:table-cell>
        </table:table-row>
        <table:table-row table:style-name="ro1">
          <table:table-cell office:value-type="float" office:value="-168.584160475593" calcext:value-type="float">
            <text:p>-168.584160475593</text:p>
          </table:table-cell>
        </table:table-row>
        <table:table-row table:style-name="ro1">
          <table:table-cell office:value-type="float" office:value="-65.6005640758249" calcext:value-type="float">
            <text:p>-65.6005640758249</text:p>
          </table:table-cell>
        </table:table-row>
        <table:table-row table:style-name="ro1">
          <table:table-cell office:value-type="float" office:value="-166.35708522401" calcext:value-type="float">
            <text:p>-166.35708522401</text:p>
          </table:table-cell>
        </table:table-row>
        <table:table-row table:style-name="ro1">
          <table:table-cell office:value-type="float" office:value="-66.8014094863518" calcext:value-type="float">
            <text:p>-66.8014094863518</text:p>
          </table:table-cell>
        </table:table-row>
        <table:table-row table:style-name="ro1">
          <table:table-cell office:value-type="float" office:value="-164.505151400861" calcext:value-type="float">
            <text:p>-164.505151400861</text:p>
          </table:table-cell>
        </table:table-row>
        <table:table-row table:style-name="ro1">
          <table:table-cell office:value-type="float" office:value="-68.4985656759521" calcext:value-type="float">
            <text:p>-68.4985656759521</text:p>
          </table:table-cell>
        </table:table-row>
        <table:table-row table:style-name="ro1">
          <table:table-cell office:value-type="float" office:value="-162.255328374943" calcext:value-type="float">
            <text:p>-162.255328374943</text:p>
          </table:table-cell>
        </table:table-row>
        <table:table-row table:style-name="ro1">
          <table:table-cell office:value-type="float" office:value="-70.0168934781" calcext:value-type="float">
            <text:p>-70.0168934781</text:p>
          </table:table-cell>
        </table:table-row>
        <table:table-row table:style-name="ro1">
          <table:table-cell office:value-type="float" office:value="-160.529697990533" calcext:value-type="float">
            <text:p>-160.529697990533</text:p>
          </table:table-cell>
        </table:table-row>
        <table:table-row table:style-name="ro1">
          <table:table-cell office:value-type="float" office:value="-72.2553283749431" calcext:value-type="float">
            <text:p>-72.2553283749431</text:p>
          </table:table-cell>
        </table:table-row>
        <table:table-row table:style-name="ro1">
          <table:table-cell office:value-type="float" office:value="-159.120983119443" calcext:value-type="float">
            <text:p>-159.120983119443</text:p>
          </table:table-cell>
        </table:table-row>
        <table:table-row table:style-name="ro1">
          <table:table-cell office:value-type="float" office:value="-74.6498635075756" calcext:value-type="float">
            <text:p>-74.6498635075756</text:p>
          </table:table-cell>
        </table:table-row>
        <table:table-row table:style-name="ro1">
          <table:table-cell office:value-type="float" office:value="-157.38013505196" calcext:value-type="float">
            <text:p>-157.38013505196</text:p>
          </table:table-cell>
        </table:table-row>
        <table:table-row table:style-name="ro1">
          <table:table-cell office:value-type="float" office:value="-76.3570852240099" calcext:value-type="float">
            <text:p>-76.3570852240099</text:p>
          </table:table-cell>
        </table:table-row>
        <table:table-row table:style-name="ro1">
          <table:table-cell office:value-type="float" office:value="-156.149526091923" calcext:value-type="float">
            <text:p>-156.149526091923</text:p>
          </table:table-cell>
        </table:table-row>
        <table:table-row table:style-name="ro1">
          <table:table-cell office:value-type="float" office:value="-78.0558228115537" calcext:value-type="float">
            <text:p>-78.0558228115537</text:p>
          </table:table-cell>
        </table:table-row>
        <table:table-row table:style-name="ro1">
          <table:table-cell office:value-type="float" office:value="-153.434948822922" calcext:value-type="float">
            <text:p>-153.434948822922</text:p>
          </table:table-cell>
        </table:table-row>
        <table:table-row table:style-name="ro1">
          <table:table-cell office:value-type="float" office:value="-79.6466799560706" calcext:value-type="float">
            <text:p>-79.6466799560706</text:p>
          </table:table-cell>
        </table:table-row>
        <table:table-row table:style-name="ro1">
          <table:table-cell office:value-type="float" office:value="-150.788707742272" calcext:value-type="float">
            <text:p>-150.788707742272</text:p>
          </table:table-cell>
        </table:table-row>
        <table:table-row table:style-name="ro1">
          <table:table-cell office:value-type="float" office:value="-80.7164471947387" calcext:value-type="float">
            <text:p>-80.7164471947387</text:p>
          </table:table-cell>
        </table:table-row>
        <table:table-row table:style-name="ro1">
          <table:table-cell office:value-type="float" office:value="-148.851419013805" calcext:value-type="float">
            <text:p>-148.851419013805</text:p>
          </table:table-cell>
        </table:table-row>
        <table:table-row table:style-name="ro1">
          <table:table-cell office:value-type="float" office:value="-82.4053566314086" calcext:value-type="float">
            <text:p>-82.4053566314086</text:p>
          </table:table-cell>
        </table:table-row>
        <table:table-row table:style-name="ro1">
          <table:table-cell office:value-type="float" office:value="-147.821343793399" calcext:value-type="float">
            <text:p>-147.821343793399</text:p>
          </table:table-cell>
        </table:table-row>
        <table:table-row table:style-name="ro1">
          <table:table-cell office:value-type="float" office:value="-84.6106882400266" calcext:value-type="float">
            <text:p>-84.6106882400266</text:p>
          </table:table-cell>
        </table:table-row>
        <table:table-row table:style-name="ro1">
          <table:table-cell office:value-type="float" office:value="-147.067768958653" calcext:value-type="float">
            <text:p>-147.067768958653</text:p>
          </table:table-cell>
        </table:table-row>
        <table:table-row table:style-name="ro1">
          <table:table-cell office:value-type="float" office:value="-86.790513682208" calcext:value-type="float">
            <text:p>-86.790513682208</text:p>
          </table:table-cell>
        </table:table-row>
        <table:table-row table:style-name="ro1">
          <table:table-cell office:value-type="float" office:value="-144.651833466804" calcext:value-type="float">
            <text:p>-144.651833466804</text:p>
          </table:table-cell>
        </table:table-row>
        <table:table-row table:style-name="ro1">
          <table:table-cell office:value-type="float" office:value="-88.929175545213" calcext:value-type="float">
            <text:p>-88.929175545213</text:p>
          </table:table-cell>
        </table:table-row>
        <table:table-row table:style-name="ro1">
          <table:table-cell office:value-type="float" office:value="-142.171712165387" calcext:value-type="float">
            <text:p>-142.171712165387</text:p>
          </table:table-cell>
        </table:table-row>
        <table:table-row table:style-name="ro1">
          <table:table-cell office:value-type="float" office:value="-90.5405101871307" calcext:value-type="float">
            <text:p>-90.5405101871307</text:p>
          </table:table-cell>
        </table:table-row>
        <table:table-row table:style-name="ro1">
          <table:table-cell office:value-type="float" office:value="-140.673022139925" calcext:value-type="float">
            <text:p>-140.673022139925</text:p>
          </table:table-cell>
        </table:table-row>
        <table:table-row table:style-name="ro1">
          <table:table-cell office:value-type="float" office:value="-91.6365770416167" calcext:value-type="float">
            <text:p>-91.6365770416167</text:p>
          </table:table-cell>
        </table:table-row>
        <table:table-row table:style-name="ro1">
          <table:table-cell office:value-type="float" office:value="-139.222230206143" calcext:value-type="float">
            <text:p>-139.222230206143</text:p>
          </table:table-cell>
        </table:table-row>
        <table:table-row table:style-name="ro1">
          <table:table-cell office:value-type="float" office:value="-93.8506388239108" calcext:value-type="float">
            <text:p>-93.8506388239108</text:p>
          </table:table-cell>
        </table:table-row>
        <table:table-row table:style-name="ro1">
          <table:table-cell office:value-type="float" office:value="-136.921955958931" calcext:value-type="float">
            <text:p>-136.921955958931</text:p>
          </table:table-cell>
        </table:table-row>
        <table:table-row table:style-name="ro1">
          <table:table-cell office:value-type="float" office:value="-96.0958615445958" calcext:value-type="float">
            <text:p>-96.0958615445958</text:p>
          </table:table-cell>
        </table:table-row>
        <table:table-row table:style-name="ro1">
          <table:table-cell office:value-type="float" office:value="-134.620563298581" calcext:value-type="float">
            <text:p>-134.620563298581</text:p>
          </table:table-cell>
        </table:table-row>
        <table:table-row table:style-name="ro1">
          <table:table-cell office:value-type="float" office:value="-98.2072164119182" calcext:value-type="float">
            <text:p>-98.2072164119182</text:p>
          </table:table-cell>
        </table:table-row>
        <table:table-row table:style-name="ro1">
          <table:table-cell office:value-type="float" office:value="-132.678469410167" calcext:value-type="float">
            <text:p>-132.678469410167</text:p>
          </table:table-cell>
        </table:table-row>
        <table:table-row table:style-name="ro1">
          <table:table-cell office:value-type="float" office:value="-99.8193006387579" calcext:value-type="float">
            <text:p>-99.8193006387579</text:p>
          </table:table-cell>
        </table:table-row>
        <table:table-row table:style-name="ro1">
          <table:table-cell office:value-type="float" office:value="-131.081751135933" calcext:value-type="float">
            <text:p>-131.081751135933</text:p>
          </table:table-cell>
        </table:table-row>
        <table:table-row table:style-name="ro1">
          <table:table-cell office:value-type="float" office:value="-101.523721703897" calcext:value-type="float">
            <text:p>-101.523721703897</text:p>
          </table:table-cell>
        </table:table-row>
        <table:table-row table:style-name="ro1">
          <table:table-cell office:value-type="float" office:value="-129.59620863975" calcext:value-type="float">
            <text:p>-129.59620863975</text:p>
          </table:table-cell>
        </table:table-row>
        <table:table-row table:style-name="ro1">
          <table:table-cell office:value-type="float" office:value="-103.902687114221" calcext:value-type="float">
            <text:p>-103.902687114221</text:p>
          </table:table-cell>
        </table:table-row>
        <table:table-row table:style-name="ro1">
          <table:table-cell office:value-type="float" office:value="-128.157226587369" calcext:value-type="float">
            <text:p>-128.157226587369</text:p>
          </table:table-cell>
        </table:table-row>
        <table:table-row table:style-name="ro1">
          <table:table-cell office:value-type="float" office:value="-105.642246457209" calcext:value-type="float">
            <text:p>-105.642246457209</text:p>
          </table:table-cell>
        </table:table-row>
        <table:table-row table:style-name="ro1">
          <table:table-cell office:value-type="float" office:value="-126.544972322823" calcext:value-type="float">
            <text:p>-126.544972322823</text:p>
          </table:table-cell>
        </table:table-row>
        <table:table-row table:style-name="ro1">
          <table:table-cell office:value-type="float" office:value="-107.912509385963" calcext:value-type="float">
            <text:p>-107.912509385963</text:p>
          </table:table-cell>
        </table:table-row>
        <table:table-row table:style-name="ro1">
          <table:table-cell office:value-type="float" office:value="-124.451934581858" calcext:value-type="float">
            <text:p>-124.451934581858</text:p>
          </table:table-cell>
        </table:table-row>
        <table:table-row table:style-name="ro1">
          <table:table-cell office:value-type="float" office:value="-109.840698083968" calcext:value-type="float">
            <text:p>-109.840698083968</text:p>
          </table:table-cell>
        </table:table-row>
        <table:table-row table:style-name="ro1">
          <table:table-cell office:value-type="float" office:value="-122.471192290848" calcext:value-type="float">
            <text:p>-122.471192290848</text:p>
          </table:table-cell>
        </table:table-row>
        <table:table-row table:style-name="ro1">
          <table:table-cell office:value-type="float" office:value="-111.077494116987" calcext:value-type="float">
            <text:p>-111.077494116987</text:p>
          </table:table-cell>
        </table:table-row>
        <table:table-row table:style-name="ro1">
          <table:table-cell office:value-type="float" office:value="-121.148580986195" calcext:value-type="float">
            <text:p>-121.148580986195</text:p>
          </table:table-cell>
        </table:table-row>
        <table:table-row table:style-name="ro1">
          <table:table-cell office:value-type="float" office:value="-112.833654177918" calcext:value-type="float">
            <text:p>-112.833654177918</text:p>
          </table:table-cell>
        </table:table-row>
        <table:table-row table:style-name="ro1">
          <table:table-cell office:value-type="float" office:value="-119.211292257728" calcext:value-type="float">
            <text:p>-119.211292257728</text:p>
          </table:table-cell>
        </table:table-row>
        <table:table-row table:style-name="ro1">
          <table:table-cell office:value-type="float" office:value="-114.075498255079" calcext:value-type="float">
            <text:p>-114.075498255079</text:p>
          </table:table-cell>
        </table:table-row>
        <table:table-row table:style-name="ro1">
          <table:table-cell office:value-type="float" office:value="-117.050597007086" calcext:value-type="float">
            <text:p>-117.050597007086</text:p>
          </table:table-cell>
        </table:table-row>
        <table:table-row table:style-name="ro1">
          <table:table-cell office:value-type="float" office:value="-116.810954300349" calcext:value-type="float">
            <text:p>-116.810954300349</text:p>
          </table:table-cell>
        </table:table-row>
        <table:table-row table:style-name="ro1">
          <table:table-cell office:value-type="float" office:value="-114.623564786164" calcext:value-type="float">
            <text:p>-114.623564786164</text:p>
          </table:table-cell>
        </table:table-row>
        <table:table-row table:style-name="ro1">
          <table:table-cell office:value-type="float" office:value="-119.744881296942" calcext:value-type="float">
            <text:p>-119.744881296942</text:p>
          </table:table-cell>
        </table:table-row>
        <table:table-row table:style-name="ro1">
          <table:table-cell office:value-type="float" office:value="-113.412114169303" calcext:value-type="float">
            <text:p>-113.412114169303</text:p>
          </table:table-cell>
        </table:table-row>
        <table:table-row table:style-name="ro1">
          <table:table-cell office:value-type="float" office:value="-121.715133515098" calcext:value-type="float">
            <text:p>-121.715133515098</text:p>
          </table:table-cell>
        </table:table-row>
        <table:table-row table:style-name="ro1">
          <table:table-cell office:value-type="float" office:value="-112.203478532057" calcext:value-type="float">
            <text:p>-112.203478532057</text:p>
          </table:table-cell>
        </table:table-row>
        <table:table-row table:style-name="ro1">
          <table:table-cell office:value-type="float" office:value="-122.471192290848" calcext:value-type="float">
            <text:p>-122.471192290848</text:p>
          </table:table-cell>
        </table:table-row>
        <table:table-row table:style-name="ro1">
          <table:table-cell office:value-type="float" office:value="-110.49259476987" calcext:value-type="float">
            <text:p>-110.49259476987</text:p>
          </table:table-cell>
        </table:table-row>
        <table:table-row table:style-name="ro1">
          <table:table-cell office:value-type="float" office:value="-123.536046984307" calcext:value-type="float">
            <text:p>-123.536046984307</text:p>
          </table:table-cell>
        </table:table-row>
        <table:table-row table:style-name="ro1">
          <table:table-cell office:value-type="float" office:value="-107.744671625057" calcext:value-type="float">
            <text:p>-107.744671625057</text:p>
          </table:table-cell>
        </table:table-row>
        <table:table-row table:style-name="ro1">
          <table:table-cell office:value-type="float" office:value="-125.665001536862" calcext:value-type="float">
            <text:p>-125.665001536862</text:p>
          </table:table-cell>
        </table:table-row>
        <table:table-row table:style-name="ro1">
          <table:table-cell office:value-type="float" office:value="-105.494848599139" calcext:value-type="float">
            <text:p>-105.494848599139</text:p>
          </table:table-cell>
        </table:table-row>
        <table:table-row table:style-name="ro1">
          <table:table-cell office:value-type="float" office:value="-128.491043559497" calcext:value-type="float">
            <text:p>-128.491043559497</text:p>
          </table:table-cell>
        </table:table-row>
        <table:table-row table:style-name="ro1">
          <table:table-cell office:value-type="float" office:value="-103.771599717082" calcext:value-type="float">
            <text:p>-103.771599717082</text:p>
          </table:table-cell>
        </table:table-row>
        <table:table-row table:style-name="ro1">
          <table:table-cell office:value-type="float" office:value="-130.364536573097" calcext:value-type="float">
            <text:p>-130.364536573097</text:p>
          </table:table-cell>
        </table:table-row>
        <table:table-row table:style-name="ro1">
          <table:table-cell office:value-type="float" office:value="-101.944177188446" calcext:value-type="float">
            <text:p>-101.944177188446</text:p>
          </table:table-cell>
        </table:table-row>
        <table:table-row table:style-name="ro1">
          <table:table-cell office:value-type="float" office:value="-131.863641631667" calcext:value-type="float">
            <text:p>-131.863641631667</text:p>
          </table:table-cell>
        </table:table-row>
        <table:table-row table:style-name="ro1">
          <table:table-cell office:value-type="float" office:value="-100.256819841696" calcext:value-type="float">
            <text:p>-100.256819841696</text:p>
          </table:table-cell>
        </table:table-row>
        <table:table-row table:style-name="ro1">
          <table:table-cell office:value-type="float" office:value="-133.830860672093" calcext:value-type="float">
            <text:p>-133.830860672093</text:p>
          </table:table-cell>
        </table:table-row>
        <table:table-row table:style-name="ro1">
          <table:table-cell office:value-type="float" office:value="-98.2857970239538" calcext:value-type="float">
            <text:p>-98.2857970239538</text:p>
          </table:table-cell>
        </table:table-row>
        <table:table-row table:style-name="ro1">
          <table:table-cell office:value-type="float" office:value="-136.948085006515" calcext:value-type="float">
            <text:p>-136.948085006515</text:p>
          </table:table-cell>
        </table:table-row>
        <table:table-row table:style-name="ro1">
          <table:table-cell office:value-type="float" office:value="-96.0958615445958" calcext:value-type="float">
            <text:p>-96.0958615445958</text:p>
          </table:table-cell>
        </table:table-row>
        <table:table-row table:style-name="ro1">
          <table:table-cell office:value-type="float" office:value="-138.55173335482" calcext:value-type="float">
            <text:p>-138.55173335482</text:p>
          </table:table-cell>
        </table:table-row>
        <table:table-row table:style-name="ro1">
          <table:table-cell office:value-type="float" office:value="-94.3569750058463" calcext:value-type="float">
            <text:p>-94.3569750058463</text:p>
          </table:table-cell>
        </table:table-row>
        <table:table-row table:style-name="ro1">
          <table:table-cell office:value-type="float" office:value="-139.338266791428" calcext:value-type="float">
            <text:p>-139.338266791428</text:p>
          </table:table-cell>
        </table:table-row>
        <table:table-row table:style-name="ro1">
          <table:table-cell office:value-type="float" office:value="-92.7263109939063" calcext:value-type="float">
            <text:p>-92.7263109939063</text:p>
          </table:table-cell>
        </table:table-row>
        <table:table-row table:style-name="ro1">
          <table:table-cell office:value-type="float" office:value="-140.826342029556" calcext:value-type="float">
            <text:p>-140.826342029556</text:p>
          </table:table-cell>
        </table:table-row>
        <table:table-row table:style-name="ro1">
          <table:table-cell office:value-type="float" office:value="-91.0912162252626" calcext:value-type="float">
            <text:p>-91.0912162252626</text:p>
          </table:table-cell>
        </table:table-row>
        <table:table-row table:style-name="ro1">
          <table:table-cell office:value-type="float" office:value="-143.130102354156" calcext:value-type="float">
            <text:p>-143.130102354156</text:p>
          </table:table-cell>
        </table:table-row>
        <table:table-row table:style-name="ro1">
          <table:table-cell office:value-type="float" office:value="-89.4490960207815" calcext:value-type="float">
            <text:p>-89.4490960207815</text:p>
          </table:table-cell>
        </table:table-row>
        <table:table-row table:style-name="ro1">
          <table:table-cell office:value-type="float" office:value="-145.234802763423" calcext:value-type="float">
            <text:p>-145.234802763423</text:p>
          </table:table-cell>
        </table:table-row>
        <table:table-row table:style-name="ro1">
          <table:table-cell office:value-type="float" office:value="-88.3634229583833" calcext:value-type="float">
            <text:p>-88.3634229583833</text:p>
          </table:table-cell>
        </table:table-row>
        <table:table-row table:style-name="ro1">
          <table:table-cell office:value-type="float" office:value="-146.929322177238" calcext:value-type="float">
            <text:p>-146.929322177238</text:p>
          </table:table-cell>
        </table:table-row>
        <table:table-row table:style-name="ro1">
          <table:table-cell office:value-type="float" office:value="-86.1859251657097" calcext:value-type="float">
            <text:p>-86.1859251657097</text:p>
          </table:table-cell>
        </table:table-row>
        <table:table-row table:style-name="ro1">
          <table:table-cell office:value-type="float" office:value="-147.994616791917" calcext:value-type="float">
            <text:p>-147.994616791917</text:p>
          </table:table-cell>
        </table:table-row>
        <table:table-row table:style-name="ro1">
          <table:table-cell office:value-type="float" office:value="-84.0194004752366" calcext:value-type="float">
            <text:p>-84.0194004752366</text:p>
          </table:table-cell>
        </table:table-row>
        <table:table-row table:style-name="ro1">
          <table:table-cell office:value-type="float" office:value="-150.255118703058" calcext:value-type="float">
            <text:p>-150.255118703058</text:p>
          </table:table-cell>
        </table:table-row>
        <table:table-row table:style-name="ro1">
          <table:table-cell office:value-type="float" office:value="-81.7927835880819" calcext:value-type="float">
            <text:p>-81.7927835880819</text:p>
          </table:table-cell>
        </table:table-row>
        <table:table-row table:style-name="ro1">
          <table:table-cell office:value-type="float" office:value="-152.700427788667" calcext:value-type="float">
            <text:p>-152.700427788667</text:p>
          </table:table-cell>
        </table:table-row>
        <table:table-row table:style-name="ro1">
          <table:table-cell office:value-type="float" office:value="-80.1806993612421" calcext:value-type="float">
            <text:p>-80.1806993612421</text:p>
          </table:table-cell>
        </table:table-row>
        <table:table-row table:style-name="ro1">
          <table:table-cell office:value-type="float" office:value="-154.916405993809" calcext:value-type="float">
            <text:p>-154.916405993809</text:p>
          </table:table-cell>
        </table:table-row>
        <table:table-row table:style-name="ro1">
          <table:table-cell office:value-type="float" office:value="-79.011348903506" calcext:value-type="float">
            <text:p>-79.011348903506</text:p>
          </table:table-cell>
        </table:table-row>
        <table:table-row table:style-name="ro1">
          <table:table-cell office:value-type="float" office:value="-156.370622269343" calcext:value-type="float">
            <text:p>-156.370622269343</text:p>
          </table:table-cell>
        </table:table-row>
        <table:table-row table:style-name="ro1">
          <table:table-cell office:value-type="float" office:value="-77.4123066183512" calcext:value-type="float">
            <text:p>-77.4123066183512</text:p>
          </table:table-cell>
        </table:table-row>
        <table:table-row table:style-name="ro1">
          <table:table-cell office:value-type="float" office:value="-157.590162628507" calcext:value-type="float">
            <text:p>-157.590162628507</text:p>
          </table:table-cell>
        </table:table-row>
        <table:table-row table:style-name="ro1">
          <table:table-cell office:value-type="float" office:value="-75.1735200296443" calcext:value-type="float">
            <text:p>-75.1735200296443</text:p>
          </table:table-cell>
        </table:table-row>
        <table:table-row table:style-name="ro1">
          <table:table-cell office:value-type="float" office:value="-159.315919732053" calcext:value-type="float">
            <text:p>-159.315919732053</text:p>
          </table:table-cell>
        </table:table-row>
        <table:table-row table:style-name="ro1">
          <table:table-cell office:value-type="float" office:value="-72.2553283749431" calcext:value-type="float">
            <text:p>-72.2553283749431</text:p>
          </table:table-cell>
        </table:table-row>
        <table:table-row table:style-name="ro1">
          <table:table-cell office:value-type="float" office:value="-162.087490614037" calcext:value-type="float">
            <text:p>-162.087490614037</text:p>
          </table:table-cell>
        </table:table-row>
        <table:table-row table:style-name="ro1">
          <table:table-cell office:value-type="float" office:value="-70.3461759419467" calcext:value-type="float">
            <text:p>-70.3461759419467</text:p>
          </table:table-cell>
        </table:table-row>
        <table:table-row table:style-name="ro1">
          <table:table-cell office:value-type="float" office:value="-164.357753542791" calcext:value-type="float">
            <text:p>-164.357753542791</text:p>
          </table:table-cell>
        </table:table-row>
        <table:table-row table:style-name="ro1">
          <table:table-cell office:value-type="float" office:value="-69.1209831194426" calcext:value-type="float">
            <text:p>-69.1209831194426</text:p>
          </table:table-cell>
        </table:table-row>
        <table:table-row table:style-name="ro1">
          <table:table-cell office:value-type="float" office:value="-166.097312885779" calcext:value-type="float">
            <text:p>-166.097312885779</text:p>
          </table:table-cell>
        </table:table-row>
        <table:table-row table:style-name="ro1">
          <table:table-cell office:value-type="float" office:value="-67.0871716032283" calcext:value-type="float">
            <text:p>-67.0871716032283</text:p>
          </table:table-cell>
        </table:table-row>
        <table:table-row table:style-name="ro1">
          <table:table-cell office:value-type="float" office:value="-167.828541791413" calcext:value-type="float">
            <text:p>-167.828541791413</text:p>
          </table:table-cell>
        </table:table-row>
        <table:table-row table:style-name="ro1">
          <table:table-cell office:value-type="float" office:value="-65.1125882890755" calcext:value-type="float">
            <text:p>-65.1125882890755</text:p>
          </table:table-cell>
        </table:table-row>
        <table:table-row table:style-name="ro1">
          <table:table-cell office:value-type="float" office:value="-169.646679956071" calcext:value-type="float">
            <text:p>-169.646679956071</text:p>
          </table:table-cell>
        </table:table-row>
        <table:table-row table:style-name="ro1">
          <table:table-cell office:value-type="float" office:value="-63.9144002217186" calcext:value-type="float">
            <text:p>-63.9144002217186</text:p>
          </table:table-cell>
        </table:table-row>
        <table:table-row table:style-name="ro1">
          <table:table-cell office:value-type="float" office:value="-171.869897645844" calcext:value-type="float">
            <text:p>-171.869897645844</text:p>
          </table:table-cell>
        </table:table-row>
        <table:table-row table:style-name="ro1">
          <table:table-cell office:value-type="float" office:value="-62.9494029929139" calcext:value-type="float">
            <text:p>-62.9494029929139</text:p>
          </table:table-cell>
        </table:table-row>
        <table:table-row table:style-name="ro1">
          <table:table-cell office:value-type="float" office:value="-173.904138455404" calcext:value-type="float">
            <text:p>-173.904138455404</text:p>
          </table:table-cell>
        </table:table-row>
        <table:table-row table:style-name="ro1">
          <table:table-cell office:value-type="float" office:value="-61.260204708312" calcext:value-type="float">
            <text:p>-61.260204708312</text:p>
          </table:table-cell>
        </table:table-row>
        <table:table-row table:style-name="ro1">
          <table:table-cell office:value-type="float" office:value="-175.558758810567" calcext:value-type="float">
            <text:p>-175.558758810567</text:p>
          </table:table-cell>
        </table:table-row>
        <table:table-row table:style-name="ro1">
          <table:table-cell office:value-type="float" office:value="-58.5704343851615" calcext:value-type="float">
            <text:p>-58.5704343851615</text:p>
          </table:table-cell>
        </table:table-row>
        <table:table-row table:style-name="ro1">
          <table:table-cell office:value-type="float" office:value="-177.273689006094" calcext:value-type="float">
            <text:p>-177.273689006094</text:p>
          </table:table-cell>
        </table:table-row>
        <table:table-row table:style-name="ro1">
          <table:table-cell office:value-type="float" office:value="-56.3099324740202" calcext:value-type="float">
            <text:p>-56.3099324740202</text:p>
          </table:table-cell>
        </table:table-row>
        <table:table-row table:style-name="ro1">
          <table:table-cell office:value-type="float" office:value="-178.908783774737" calcext:value-type="float">
            <text:p>-178.908783774737</text:p>
          </table:table-cell>
        </table:table-row>
        <table:table-row table:style-name="ro1">
          <table:table-cell office:value-type="float" office:value="-54.7824070318073" calcext:value-type="float">
            <text:p>-54.7824070318073</text:p>
          </table:table-cell>
        </table:table-row>
        <table:table-row table:style-name="ro1">
          <table:table-cell office:value-type="float" office:value="179.454342406584" calcext:value-type="float">
            <text:p>179.454342406584</text:p>
          </table:table-cell>
        </table:table-row>
        <table:table-row table:style-name="ro1">
          <table:table-cell office:value-type="float" office:value="-53.130102354156" calcext:value-type="float">
            <text:p>-53.130102354156</text:p>
          </table:table-cell>
        </table:table-row>
        <table:table-row table:style-name="ro1">
          <table:table-cell office:value-type="float" office:value="178.347695322349" calcext:value-type="float">
            <text:p>178.347695322349</text:p>
          </table:table-cell>
        </table:table-row>
        <table:table-row table:style-name="ro1">
          <table:table-cell office:value-type="float" office:value="-50.7486634172878" calcext:value-type="float">
            <text:p>-50.7486634172878</text:p>
          </table:table-cell>
        </table:table-row>
        <table:table-row table:style-name="ro1">
          <table:table-cell office:value-type="float" office:value="176.18592516571" calcext:value-type="float">
            <text:p>176.18592516571</text:p>
          </table:table-cell>
        </table:table-row>
        <table:table-row table:style-name="ro1">
          <table:table-cell office:value-type="float" office:value="-48.8140748342904" calcext:value-type="float">
            <text:p>-48.8140748342904</text:p>
          </table:table-cell>
        </table:table-row>
        <table:table-row table:style-name="ro1">
          <table:table-cell office:value-type="float" office:value="174.019400475237" calcext:value-type="float">
            <text:p>174.019400475237</text:p>
          </table:table-cell>
        </table:table-row>
        <table:table-row table:style-name="ro1">
          <table:table-cell office:value-type="float" office:value="-48.0940580589171" calcext:value-type="float">
            <text:p>-48.0940580589171</text:p>
          </table:table-cell>
        </table:table-row>
        <table:table-row table:style-name="ro1">
          <table:table-cell office:value-type="float" office:value="171.869897645844" calcext:value-type="float">
            <text:p>171.869897645844</text:p>
          </table:table-cell>
        </table:table-row>
        <table:table-row table:style-name="ro1">
          <table:table-cell office:value-type="float" office:value="-46.1534504511054" calcext:value-type="float">
            <text:p>-46.1534504511054</text:p>
          </table:table-cell>
        </table:table-row>
        <table:table-row table:style-name="ro1">
          <table:table-cell office:value-type="float" office:value="170.180699361242" calcext:value-type="float">
            <text:p>170.180699361242</text:p>
          </table:table-cell>
        </table:table-row>
        <table:table-row table:style-name="ro1">
          <table:table-cell office:value-type="float" office:value="-43.4724745577871" calcext:value-type="float">
            <text:p>-43.4724745577871</text:p>
          </table:table-cell>
        </table:table-row>
        <table:table-row table:style-name="ro1">
          <table:table-cell office:value-type="float" office:value="169.114472945341" calcext:value-type="float">
            <text:p>169.114472945341</text:p>
          </table:table-cell>
        </table:table-row>
        <table:table-row table:style-name="ro1">
          <table:table-cell office:value-type="float" office:value="-41.543380827958" calcext:value-type="float">
            <text:p>-41.543380827958</text:p>
          </table:table-cell>
        </table:table-row>
        <table:table-row table:style-name="ro1">
          <table:table-cell office:value-type="float" office:value="167.412306618351" calcext:value-type="float">
            <text:p>167.412306618351</text:p>
          </table:table-cell>
        </table:table-row>
        <table:table-row table:style-name="ro1">
          <table:table-cell office:value-type="float" office:value="-40.3645365730974" calcext:value-type="float">
            <text:p>-40.3645365730974</text:p>
          </table:table-cell>
        </table:table-row>
        <table:table-row table:style-name="ro1">
          <table:table-cell office:value-type="float" office:value="165.311213226682" calcext:value-type="float">
            <text:p>165.311213226682</text:p>
          </table:table-cell>
        </table:table-row>
        <table:table-row table:style-name="ro1">
          <table:table-cell office:value-type="float" office:value="-39.1736579704442" calcext:value-type="float">
            <text:p>-39.1736579704442</text:p>
          </table:table-cell>
        </table:table-row>
        <table:table-row table:style-name="ro1">
          <table:table-cell office:value-type="float" office:value="162.582029207797" calcext:value-type="float">
            <text:p>162.582029207797</text:p>
          </table:table-cell>
        </table:table-row>
        <table:table-row table:style-name="ro1">
          <table:table-cell office:value-type="float" office:value="-36.869897645844" calcext:value-type="float">
            <text:p>-36.869897645844</text:p>
          </table:table-cell>
        </table:table-row>
        <table:table-row table:style-name="ro1">
          <table:table-cell office:value-type="float" office:value="160.709953780811" calcext:value-type="float">
            <text:p>160.709953780811</text:p>
          </table:table-cell>
        </table:table-row>
        <table:table-row table:style-name="ro1">
          <table:table-cell office:value-type="float" office:value="-34.1435866519378" calcext:value-type="float">
            <text:p>-34.1435866519378</text:p>
          </table:table-cell>
        </table:table-row>
        <table:table-row table:style-name="ro1">
          <table:table-cell office:value-type="float" office:value="159.315919732053" calcext:value-type="float">
            <text:p>159.315919732053</text:p>
          </table:table-cell>
        </table:table-row>
        <table:table-row table:style-name="ro1">
          <table:table-cell office:value-type="float" office:value="-32.4711922908485" calcext:value-type="float">
            <text:p>-32.4711922908485</text:p>
          </table:table-cell>
        </table:table-row>
        <table:table-row table:style-name="ro1">
          <table:table-cell office:value-type="float" office:value="157.087171603228" calcext:value-type="float">
            <text:p>157.087171603228</text:p>
          </table:table-cell>
        </table:table-row>
        <table:table-row table:style-name="ro1">
          <table:table-cell office:value-type="float" office:value="-30.9637565320735" calcext:value-type="float">
            <text:p>-30.9637565320735</text:p>
          </table:table-cell>
        </table:table-row>
        <table:table-row table:style-name="ro1">
          <table:table-cell office:value-type="float" office:value="155.112588289075" calcext:value-type="float">
            <text:p>155.112588289075</text:p>
          </table:table-cell>
        </table:table-row>
        <table:table-row table:style-name="ro1">
          <table:table-cell office:value-type="float" office:value="-29.4758890032457" calcext:value-type="float">
            <text:p>-29.4758890032457</text:p>
          </table:table-cell>
        </table:table-row>
        <table:table-row table:style-name="ro1">
          <table:table-cell office:value-type="float" office:value="154.14813745794" calcext:value-type="float">
            <text:p>154.14813745794</text:p>
          </table:table-cell>
        </table:table-row>
        <table:table-row table:style-name="ro1">
          <table:table-cell office:value-type="float" office:value="-27.5319767487223" calcext:value-type="float">
            <text:p>-27.5319767487223</text:p>
          </table:table-cell>
        </table:table-row>
        <table:table-row table:style-name="ro1">
          <table:table-cell office:value-type="float" office:value="153.434948822922" calcext:value-type="float">
            <text:p>153.434948822922</text:p>
          </table:table-cell>
        </table:table-row>
        <table:table-row table:style-name="ro1">
          <table:table-cell office:value-type="float" office:value="-25.8367542240016" calcext:value-type="float">
            <text:p>-25.8367542240016</text:p>
          </table:table-cell>
        </table:table-row>
        <table:table-row table:style-name="ro1">
          <table:table-cell office:value-type="float" office:value="151.51781425296" calcext:value-type="float">
            <text:p>151.51781425296</text:p>
          </table:table-cell>
        </table:table-row>
        <table:table-row table:style-name="ro1">
          <table:table-cell office:value-type="float" office:value="-24.1284029302679" calcext:value-type="float">
            <text:p>-24.1284029302679</text:p>
          </table:table-cell>
        </table:table-row>
        <table:table-row table:style-name="ro1">
          <table:table-cell office:value-type="float" office:value="149.400021306791" calcext:value-type="float">
            <text:p>149.400021306791</text:p>
          </table:table-cell>
        </table:table-row>
        <table:table-row table:style-name="ro1">
          <table:table-cell office:value-type="float" office:value="-22.4098373714933" calcext:value-type="float">
            <text:p>-22.4098373714933</text:p>
          </table:table-cell>
        </table:table-row>
        <table:table-row table:style-name="ro1">
          <table:table-cell office:value-type="float" office:value="147.200468727381" calcext:value-type="float">
            <text:p>147.200468727381</text:p>
          </table:table-cell>
        </table:table-row>
        <table:table-row table:style-name="ro1">
          <table:table-cell office:value-type="float" office:value="-20.998719034387" calcext:value-type="float">
            <text:p>-20.998719034387</text:p>
          </table:table-cell>
        </table:table-row>
        <table:table-row table:style-name="ro1">
          <table:table-cell office:value-type="float" office:value="145.40771131249" calcext:value-type="float">
            <text:p>145.40771131249</text:p>
          </table:table-cell>
        </table:table-row>
        <table:table-row table:style-name="ro1">
          <table:table-cell office:value-type="float" office:value="-19.7988763545249" calcext:value-type="float">
            <text:p>-19.7988763545249</text:p>
          </table:table-cell>
        </table:table-row>
        <table:table-row table:style-name="ro1">
          <table:table-cell office:value-type="float" office:value="143.455027677177" calcext:value-type="float">
            <text:p>143.455027677177</text:p>
          </table:table-cell>
        </table:table-row>
        <table:table-row table:style-name="ro1">
          <table:table-cell office:value-type="float" office:value="-17.5798514266553" calcext:value-type="float">
            <text:p>-17.5798514266553</text:p>
          </table:table-cell>
        </table:table-row>
        <table:table-row table:style-name="ro1">
          <table:table-cell office:value-type="float" office:value="141.423470436557" calcext:value-type="float">
            <text:p>141.423470436557</text:p>
          </table:table-cell>
        </table:table-row>
        <table:table-row table:style-name="ro1">
          <table:table-cell office:value-type="float" office:value="-14.9667195640049" calcext:value-type="float">
            <text:p>-14.9667195640049</text:p>
          </table:table-cell>
        </table:table-row>
        <table:table-row table:style-name="ro1">
          <table:table-cell office:value-type="float" office:value="139.513988458001" calcext:value-type="float">
            <text:p>139.513988458001</text:p>
          </table:table-cell>
        </table:table-row>
        <table:table-row table:style-name="ro1">
          <table:table-cell office:value-type="float" office:value="-12.7071135013166" calcext:value-type="float">
            <text:p>-12.7071135013166</text:p>
          </table:table-cell>
        </table:table-row>
        <table:table-row table:style-name="ro1">
          <table:table-cell office:value-type="float" office:value="138.81407483429" calcext:value-type="float">
            <text:p>138.81407483429</text:p>
          </table:table-cell>
        </table:table-row>
        <table:table-row table:style-name="ro1">
          <table:table-cell office:value-type="float" office:value="-10.8855270546587" calcext:value-type="float">
            <text:p>-10.8855270546587</text:p>
          </table:table-cell>
        </table:table-row>
        <table:table-row table:style-name="ro1">
          <table:table-cell office:value-type="float" office:value="136.896518303209" calcext:value-type="float">
            <text:p>136.896518303209</text:p>
          </table:table-cell>
        </table:table-row>
        <table:table-row table:style-name="ro1">
          <table:table-cell office:value-type="float" office:value="-9.1966558916289" calcext:value-type="float">
            <text:p>-9.1966558916289</text:p>
          </table:table-cell>
        </table:table-row>
        <table:table-row table:style-name="ro1">
          <table:table-cell office:value-type="float" office:value="134.625523113277" calcext:value-type="float">
            <text:p>134.625523113277</text:p>
          </table:table-cell>
        </table:table-row>
        <table:table-row table:style-name="ro1">
          <table:table-cell office:value-type="float" office:value="-7.66680426181418" calcext:value-type="float">
            <text:p>-7.66680426181418</text:p>
          </table:table-cell>
        </table:table-row>
        <table:table-row table:style-name="ro1">
          <table:table-cell office:value-type="float" office:value="132.739498088859" calcext:value-type="float">
            <text:p>132.739498088859</text:p>
          </table:table-cell>
        </table:table-row>
        <table:table-row table:style-name="ro1">
          <table:table-cell office:value-type="float" office:value="-6.03768252142289" calcext:value-type="float">
            <text:p>-6.03768252142289</text:p>
          </table:table-cell>
        </table:table-row>
        <table:table-row table:style-name="ro1">
          <table:table-cell office:value-type="float" office:value="131.18592516571" calcext:value-type="float">
            <text:p>131.18592516571</text:p>
          </table:table-cell>
        </table:table-row>
        <table:table-row table:style-name="ro1">
          <table:table-cell office:value-type="float" office:value="-4.89909245378777" calcext:value-type="float">
            <text:p>-4.89909245378777</text:p>
          </table:table-cell>
        </table:table-row>
        <table:table-row table:style-name="ro1">
          <table:table-cell office:value-type="float" office:value="130.013666228765" calcext:value-type="float">
            <text:p>130.013666228765</text:p>
          </table:table-cell>
        </table:table-row>
        <table:table-row table:style-name="ro1">
          <table:table-cell office:value-type="float" office:value="-2.70062933739529" calcext:value-type="float">
            <text:p>-2.70062933739529</text:p>
          </table:table-cell>
        </table:table-row>
        <table:table-row table:style-name="ro1">
          <table:table-cell office:value-type="float" office:value="128.157226587369" calcext:value-type="float">
            <text:p>128.157226587369</text:p>
          </table:table-cell>
        </table:table-row>
        <table:table-row table:style-name="ro1">
          <table:table-cell office:value-type="float" office:value="-0.535458985564534" calcext:value-type="float">
            <text:p>-0.535458985564534</text:p>
          </table:table-cell>
        </table:table-row>
        <table:table-row table:style-name="ro1">
          <table:table-cell office:value-type="float" office:value="125.909723079178" calcext:value-type="float">
            <text:p>125.909723079178</text:p>
          </table:table-cell>
        </table:table-row>
        <table:table-row table:style-name="ro1">
          <table:table-cell office:value-type="float" office:value="1.08092418666069" calcext:value-type="float">
            <text:p>1.08092418666069</text:p>
          </table:table-cell>
        </table:table-row>
        <table:table-row table:style-name="ro1">
          <table:table-cell office:value-type="float" office:value="123.840056134967" calcext:value-type="float">
            <text:p>123.840056134967</text:p>
          </table:table-cell>
        </table:table-row>
        <table:table-row table:style-name="ro1">
          <table:table-cell office:value-type="float" office:value="3.27048792318357" calcext:value-type="float">
            <text:p>3.27048792318357</text:p>
          </table:table-cell>
        </table:table-row>
        <table:table-row table:style-name="ro1">
          <table:table-cell office:value-type="float" office:value="121.890791801846" calcext:value-type="float">
            <text:p>121.890791801846</text:p>
          </table:table-cell>
        </table:table-row>
        <table:table-row table:style-name="ro1">
          <table:table-cell office:value-type="float" office:value="4.94596654710416" calcext:value-type="float">
            <text:p>4.94596654710416</text:p>
          </table:table-cell>
        </table:table-row>
        <table:table-row table:style-name="ro1">
          <table:table-cell office:value-type="float" office:value="120.411081267125" calcext:value-type="float">
            <text:p>120.411081267125</text:p>
          </table:table-cell>
        </table:table-row>
        <table:table-row table:style-name="ro1">
          <table:table-cell office:value-type="float" office:value="6.09586154459582" calcext:value-type="float">
            <text:p>6.09586154459582</text:p>
          </table:table-cell>
        </table:table-row>
        <table:table-row table:style-name="ro1">
          <table:table-cell office:value-type="float" office:value="118.950995207467" calcext:value-type="float">
            <text:p>118.950995207467</text:p>
          </table:table-cell>
        </table:table-row>
        <table:table-row table:style-name="ro1">
          <table:table-cell office:value-type="float" office:value="7.74034115883792" calcext:value-type="float">
            <text:p>7.74034115883792</text:p>
          </table:table-cell>
        </table:table-row>
        <table:table-row table:style-name="ro1">
          <table:table-cell office:value-type="float" office:value="117.284207293623" calcext:value-type="float">
            <text:p>117.284207293623</text:p>
          </table:table-cell>
        </table:table-row>
        <table:table-row table:style-name="ro1">
          <table:table-cell office:value-type="float" office:value="9.91275144672384" calcext:value-type="float">
            <text:p>9.91275144672384</text:p>
          </table:table-cell>
        </table:table-row>
        <table:table-row table:style-name="ro1">
          <table:table-cell office:value-type="float" office:value="115.602187551442" calcext:value-type="float">
            <text:p>115.602187551442</text:p>
          </table:table-cell>
        </table:table-row>
        <table:table-row table:style-name="ro1">
          <table:table-cell office:value-type="float" office:value="12.5876933816488" calcext:value-type="float">
            <text:p>12.5876933816488</text:p>
          </table:table-cell>
        </table:table-row>
        <table:table-row table:style-name="ro1">
          <table:table-cell office:value-type="float" office:value="113.907660494173" calcext:value-type="float">
            <text:p>113.907660494173</text:p>
          </table:table-cell>
        </table:table-row>
        <table:table-row table:style-name="ro1">
          <table:table-cell office:value-type="float" office:value="14.3002774491856" calcext:value-type="float">
            <text:p>14.3002774491856</text:p>
          </table:table-cell>
        </table:table-row>
        <table:table-row table:style-name="ro1">
          <table:table-cell office:value-type="float" office:value="112.000698350541" calcext:value-type="float">
            <text:p>112.000698350541</text:p>
          </table:table-cell>
        </table:table-row>
        <table:table-row table:style-name="ro1">
          <table:table-cell office:value-type="float" office:value="14.3002774491856" calcext:value-type="float">
            <text:p>14.3002774491856</text:p>
          </table:table-cell>
        </table:table-row>
        <table:table-row table:style-name="ro1">
          <table:table-cell office:value-type="float" office:value="110.806791012711" calcext:value-type="float">
            <text:p>110.806791012711</text:p>
          </table:table-cell>
        </table:table-row>
        <table:table-row table:style-name="ro1">
          <table:table-cell office:value-type="float" office:value="16.0202923020712" calcext:value-type="float">
            <text:p>16.0202923020712</text:p>
          </table:table-cell>
        </table:table-row>
        <table:table-row table:style-name="ro1">
          <table:table-cell office:value-type="float" office:value="109.617879408118" calcext:value-type="float">
            <text:p>109.617879408118</text:p>
          </table:table-cell>
        </table:table-row>
        <table:table-row table:style-name="ro1">
          <table:table-cell office:value-type="float" office:value="18.9542316995112" calcext:value-type="float">
            <text:p>18.9542316995112</text:p>
          </table:table-cell>
        </table:table-row>
        <table:table-row table:style-name="ro1">
          <table:table-cell office:value-type="float" office:value="107.579851426655" calcext:value-type="float">
            <text:p>107.579851426655</text:p>
          </table:table-cell>
        </table:table-row>
        <table:table-row table:style-name="ro1">
          <table:table-cell office:value-type="float" office:value="21.1940564815423" calcext:value-type="float">
            <text:p>21.1940564815423</text:p>
          </table:table-cell>
        </table:table-row>
        <table:table-row table:style-name="ro1">
          <table:table-cell office:value-type="float" office:value="104.826479970356" calcext:value-type="float">
            <text:p>104.826479970356</text:p>
          </table:table-cell>
        </table:table-row>
        <table:table-row table:style-name="ro1">
          <table:table-cell office:value-type="float" office:value="21.9031780818392" calcext:value-type="float">
            <text:p>21.9031780818392</text:p>
          </table:table-cell>
        </table:table-row>
        <table:table-row table:style-name="ro1">
          <table:table-cell office:value-type="float" office:value="102.470461721669" calcext:value-type="float">
            <text:p>102.470461721669</text:p>
          </table:table-cell>
        </table:table-row>
        <table:table-row table:style-name="ro1">
          <table:table-cell office:value-type="float" office:value="23.6293777306568" calcext:value-type="float">
            <text:p>23.6293777306568</text:p>
          </table:table-cell>
        </table:table-row>
        <table:table-row table:style-name="ro1">
          <table:table-cell office:value-type="float" office:value="100.784297867563" calcext:value-type="float">
            <text:p>100.784297867563</text:p>
          </table:table-cell>
        </table:table-row>
        <table:table-row table:style-name="ro1">
          <table:table-cell office:value-type="float" office:value="26.3232982678099" calcext:value-type="float">
            <text:p>26.3232982678099</text:p>
          </table:table-cell>
        </table:table-row>
        <table:table-row table:style-name="ro1">
          <table:table-cell office:value-type="float" office:value="99.2835528052614" calcext:value-type="float">
            <text:p>99.2835528052614</text:p>
          </table:table-cell>
        </table:table-row>
        <table:table-row table:style-name="ro1">
          <table:table-cell office:value-type="float" office:value="28.739795291688" calcext:value-type="float">
            <text:p>28.739795291688</text:p>
          </table:table-cell>
        </table:table-row>
        <table:table-row table:style-name="ro1">
          <table:table-cell office:value-type="float" office:value="97.6668042618142" calcext:value-type="float">
            <text:p>97.6668042618142</text:p>
          </table:table-cell>
        </table:table-row>
        <table:table-row table:style-name="ro1">
          <table:table-cell office:value-type="float" office:value="30.6851730895951" calcext:value-type="float">
            <text:p>30.6851730895951</text:p>
          </table:table-cell>
        </table:table-row>
        <table:table-row table:style-name="ro1">
          <table:table-cell office:value-type="float" office:value="95.9805995247635" calcext:value-type="float">
            <text:p>95.9805995247635</text:p>
          </table:table-cell>
        </table:table-row>
        <table:table-row table:style-name="ro1">
          <table:table-cell office:value-type="float" office:value="31.7151335150978" calcext:value-type="float">
            <text:p>31.7151335150978</text:p>
          </table:table-cell>
        </table:table-row>
        <table:table-row table:style-name="ro1">
          <table:table-cell office:value-type="float" office:value="94.8530963869924" calcext:value-type="float">
            <text:p>94.8530963869924</text:p>
          </table:table-cell>
        </table:table-row>
        <table:table-row table:style-name="ro1">
          <table:table-cell office:value-type="float" office:value="33.3885135761115" calcext:value-type="float">
            <text:p>33.3885135761115</text:p>
          </table:table-cell>
        </table:table-row>
        <table:table-row table:style-name="ro1">
          <table:table-cell office:value-type="float" office:value="92.6754266560291" calcext:value-type="float">
            <text:p>92.6754266560291</text:p>
          </table:table-cell>
        </table:table-row>
        <table:table-row table:style-name="ro1">
          <table:table-cell office:value-type="float" office:value="35.3481665331958" calcext:value-type="float">
            <text:p>35.3481665331958</text:p>
          </table:table-cell>
        </table:table-row>
        <table:table-row table:style-name="ro1">
          <table:table-cell office:value-type="float" office:value="90.5405101871307" calcext:value-type="float">
            <text:p>90.5405101871307</text:p>
          </table:table-cell>
        </table:table-row>
        <table:table-row table:style-name="ro1">
          <table:table-cell office:value-type="float" office:value="37.3039482779834" calcext:value-type="float">
            <text:p>37.3039482779834</text:p>
          </table:table-cell>
        </table:table-row>
        <table:table-row table:style-name="ro1">
          <table:table-cell office:value-type="float" office:value="88.9087837747374" calcext:value-type="float">
            <text:p>88.9087837747374</text:p>
          </table:table-cell>
        </table:table-row>
        <table:table-row table:style-name="ro1">
          <table:table-cell office:value-type="float" office:value="38.8298249049704" calcext:value-type="float">
            <text:p>38.8298249049704</text:p>
          </table:table-cell>
        </table:table-row>
        <table:table-row table:style-name="ro1">
          <table:table-cell office:value-type="float" office:value="86.698134325565" calcext:value-type="float">
            <text:p>86.698134325565</text:p>
          </table:table-cell>
        </table:table-row>
        <table:table-row table:style-name="ro1">
          <table:table-cell office:value-type="float" office:value="40.4260787400991" calcext:value-type="float">
            <text:p>40.4260787400991</text:p>
          </table:table-cell>
        </table:table-row>
        <table:table-row table:style-name="ro1">
          <table:table-cell office:value-type="float" office:value="85.0062560141766" calcext:value-type="float">
            <text:p>85.0062560141766</text:p>
          </table:table-cell>
        </table:table-row>
        <table:table-row table:style-name="ro1">
          <table:table-cell office:value-type="float" office:value="41.9471174852076" calcext:value-type="float">
            <text:p>41.9471174852076</text:p>
          </table:table-cell>
        </table:table-row>
        <table:table-row table:style-name="ro1">
          <table:table-cell office:value-type="float" office:value="83.9041384554042" calcext:value-type="float">
            <text:p>83.9041384554042</text:p>
          </table:table-cell>
        </table:table-row>
        <table:table-row table:style-name="ro1">
          <table:table-cell office:value-type="float" office:value="44.23610153907" calcext:value-type="float">
            <text:p>44.23610153907</text:p>
          </table:table-cell>
        </table:table-row>
        <table:table-row table:style-name="ro1">
          <table:table-cell office:value-type="float" office:value="82.2596588411621" calcext:value-type="float">
            <text:p>82.2596588411621</text:p>
          </table:table-cell>
        </table:table-row>
        <table:table-row table:style-name="ro1">
          <table:table-cell office:value-type="float" office:value="46.548157698978" calcext:value-type="float">
            <text:p>46.548157698978</text:p>
          </table:table-cell>
        </table:table-row>
        <table:table-row table:style-name="ro1">
          <table:table-cell office:value-type="float" office:value="80.0872485532762" calcext:value-type="float">
            <text:p>80.0872485532762</text:p>
          </table:table-cell>
        </table:table-row>
        <table:table-row table:style-name="ro1">
          <table:table-cell office:value-type="float" office:value="48.8654611698517" calcext:value-type="float">
            <text:p>48.8654611698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0T14:27:11.739515336</dc:date>
    <meta:editing-duration>PT1M24S</meta:editing-duration>
    <meta:editing-cycles>1</meta:editing-cycles>
    <meta:document-statistic meta:table-count="1" meta:cell-count="5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35cm" svg:height="9.006cm" xlink:href=".." xlink:type="simple" chart:class="chart:line" chart:style-name="ch1">
        <chart:legend chart:legend-position="end" svg:x="28.08cm" svg:y="4.204cm" style:legend-expansion="high" chart:style-name="ch2"/>
        <chart:plot-area chart:style-name="ch3" table:cell-range-address="phase.A1:phase.A513" chart:data-source-has-labels="row" svg:x="0.607cm" svg:y="0.18cm" svg:width="26.866cm" svg:height="8.646cm">
          <chart:coordinate-region svg:x="1.519cm" svg:y="0.379cm" svg:width="25.95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hase.A2:phase.A513" chart:label-cell-address="phase.A1:phase.A1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</text:p>
                <draw:g>
                  <svg:desc>phase.A1:phas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5.0975043840753">
                <text:p>-55.0975043840753</text:p>
                <draw:g>
                  <svg:desc>phase.A2:phase.A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.459489812869">
                <text:p>-179.459489812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3.4550276771775">
                <text:p>-53.4550276771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.929175545213">
                <text:p>178.929175545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1.0885281541952">
                <text:p>-51.0885281541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.790513682208">
                <text:p>176.790513682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8654611698517">
                <text:p>-48.8654611698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.559667968995">
                <text:p>174.559667968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7.3532968661083">
                <text:p>-47.353296866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.942153350119">
                <text:p>172.942153350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5.7742201649281">
                <text:p>-45.7742201649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1.416378519886">
                <text:p>171.416378519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.8465495488946">
                <text:p>-43.8465495488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.315087599997">
                <text:p>169.3150875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2.3102296768495">
                <text:p>-42.3102296768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.055822811554">
                <text:p>168.055822811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0.3645365730974">
                <text:p>-40.36453657309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.35708522401">
                <text:p>166.35708522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.1736579704442">
                <text:p>-39.17365797044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.275254277253">
                <text:p>164.275254277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6.869897645844">
                <text:p>-36.869897645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2.897271030948">
                <text:p>162.8972710309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.5922886875099">
                <text:p>-34.5922886875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1.06099573976">
                <text:p>161.06099573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3.3885135761115">
                <text:p>-33.3885135761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9.193208987289">
                <text:p>159.193208987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.7151335150978">
                <text:p>-31.7151335150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801409486352">
                <text:p>156.801409486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9.2679952148927">
                <text:p>-29.26799521489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.336185287536">
                <text:p>155.336185287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7.0505970070861">
                <text:p>-27.05059700708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3.914400221719">
                <text:p>153.914400221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5.8367542240016">
                <text:p>-25.8367542240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.990823291986">
                <text:p>151.9908232919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4.1284029302679">
                <text:p>-24.1284029302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.321510074865">
                <text:p>150.321510074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.9031780818392">
                <text:p>-21.9031780818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.938056317186">
                <text:p>147.938056317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.9831065219">
                <text:p>-19.9831065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.713123022791">
                <text:p>145.713123022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.0939065440632">
                <text:p>-18.09390654406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3.77505574448">
                <text:p>143.77505574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.3895403340348">
                <text:p>-16.38954033403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1.753574035531">
                <text:p>141.753574035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.8264799703557">
                <text:p>-14.82647997035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262395399595">
                <text:p>140.2623953995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405199151872">
                <text:p>-13.2405199151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8.456619172042">
                <text:p>138.456619172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.5237217038973">
                <text:p>-11.52372170389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.153450451105">
                <text:p>136.153450451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91275144672384">
                <text:p>-9.912751446723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.620563298581">
                <text:p>134.6205632985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.74034115883792">
                <text:p>-7.74034115883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103481696791">
                <text:p>133.103481696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98059952476345">
                <text:p>-5.98059952476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.589055044644">
                <text:p>131.5890550446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1602751986562">
                <text:p>-4.31602751986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.013666228765">
                <text:p>130.013666228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16107948822637">
                <text:p>-2.161079488226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8.157226587369">
                <text:p>128.1572265873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.909723079178">
                <text:p>125.9097230791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0170611520637">
                <text:p>1.10170611520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.286876977209">
                <text:p>124.286876977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01865674435">
                <text:p>3.3018656744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091699938682">
                <text:p>123.091699938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44033203100551">
                <text:p>5.440332031005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1.148580986195">
                <text:p>121.1485809861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1250163489018">
                <text:p>7.1250163489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.48218574704">
                <text:p>118.48218574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82974466790907">
                <text:p>8.82974466790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6.8057883298">
                <text:p>116.80578832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988651096494">
                <text:p>10.9886510964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.602187551442">
                <text:p>115.6021875514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7071135013166">
                <text:p>12.70711350131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3.907660494173">
                <text:p>113.907660494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4359749789752">
                <text:p>14.4359749789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.501434324048">
                <text:p>111.5014343240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4948485991386">
                <text:p>15.4948485991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9.617879408118">
                <text:p>109.6178794081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0628571734614">
                <text:p>17.06285717346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927919762007">
                <text:p>107.927919762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2900462191887">
                <text:p>19.29004621918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.389540334035">
                <text:p>106.3895403340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998719034387">
                <text:p>20.9987190343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4.826479970356">
                <text:p>104.8264799703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7028421232128">
                <text:p>22.70284212321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.116436125391">
                <text:p>103.1164361253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3994359241751">
                <text:p>24.3994359241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.523721703897">
                <text:p>101.5237217038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0505970070861">
                <text:p>27.05059700708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9127514467238">
                <text:p>99.91275144672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523118606312">
                <text:p>28.523118606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.5946433685914">
                <text:p>97.59464336859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2172739573843">
                <text:p>30.21727395738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9245819819825">
                <text:p>95.92458198198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.8907918018457">
                <text:p>31.8907918018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.3160275198656">
                <text:p>94.31602751986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8400561349672">
                <text:p>33.84005613496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.1816414035515">
                <text:p>92.1816414035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.6650015368618">
                <text:p>35.66500153686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.3039482779834">
                <text:p>37.30394827798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.8982938847936">
                <text:p>88.8982938847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.2513365827122">
                <text:p>39.2513365827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6.7295120768165">
                <text:p>86.72951207681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.543380827958">
                <text:p>41.5433808279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.5076754428726">
                <text:p>84.50767544287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.451842301022">
                <text:p>43.4518423010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.8065299447045">
                <text:p>82.80652994470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.1702553320909">
                <text:p>81.17025533209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.5275254422129">
                <text:p>46.5275254422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.9062769884422">
                <text:p>78.90627698844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.8140748342904">
                <text:p>48.81407483429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.1712171285446">
                <text:p>77.17121712854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.8263420295558">
                <text:p>50.82634202955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.5640250210248">
                <text:p>75.56402502102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.0283962389496">
                <text:p>52.02839623894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.5051514008614">
                <text:p>74.50515140086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.5691418798376">
                <text:p>53.56914187983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.7765638088686">
                <text:p>72.77656380886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.4077113124901">
                <text:p>55.40771131249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.5296979905331">
                <text:p>70.52969799053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.8213437933989">
                <text:p>57.82134379339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.8059435184577">
                <text:p>68.80594351845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.9816325723909">
                <text:p>59.98163257239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7.0871716032283">
                <text:p>67.08717160322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.213381689986">
                <text:p>61.2133816899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.9164059938091">
                <text:p>64.91640599380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.7004277886672">
                <text:p>62.70042778866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.4471884232822">
                <text:p>62.44718842328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.6538240580533">
                <text:p>64.65382405805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.213381689986">
                <text:p>61.2133816899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.3706222693432">
                <text:p>66.3706222693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.5066415975243">
                <text:p>59.5066415975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.0968219181608">
                <text:p>68.0968219181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7.5288077091515">
                <text:p>57.52880770915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.7099537808113">
                <text:p>70.7099537808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.2348027634232">
                <text:p>55.2348027634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.9371428265386">
                <text:p>72.93714282653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.0132043556427">
                <text:p>54.01320435564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.0332804359951">
                <text:p>75.03328043599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0283962389496">
                <text:p>52.028396238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.6330693036832">
                <text:p>76.63306930368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.6986805172995">
                <text:p>49.69868051729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.4762782961027">
                <text:p>78.47627829610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.3532968661083">
                <text:p>47.35329686610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.6466799560706">
                <text:p>79.64667995607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7848246029919">
                <text:p>45.78482460299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1.7927835880819">
                <text:p>81.79278358808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.6102388046819">
                <text:p>44.61023880468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.480198248343">
                <text:p>83.4801982483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.2736890060937">
                <text:p>42.27368900609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.7241588873711">
                <text:p>85.72415888737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5226312711711">
                <text:p>39.52263127117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7.3245733439709">
                <text:p>87.32457334397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.3130906738176">
                <text:p>38.31309067381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9.4594898128693">
                <text:p>89.45948981286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0928372970415">
                <text:p>37.09283729704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.5456575934157">
                <text:p>90.54565759341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.5376777919744">
                <text:p>35.53767779197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.6365770416167">
                <text:p>91.63657704161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7684990787698">
                <text:p>32.76849907876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.7781977071616">
                <text:p>93.7781977071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.2964481762384">
                <text:p>30.29644817623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5.9805995247635">
                <text:p>95.98059952476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.0546040990771">
                <text:p>29.05460409907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.2857970239538">
                <text:p>98.28579702395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8104154438463">
                <text:p>27.81041544384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8297446679091">
                <text:p>98.82974466790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.8209919741893">
                <text:p>25.82099197418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.256819841696">
                <text:p>100.2568198416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8504739080769">
                <text:p>23.85047390807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2.875001559612">
                <text:p>102.8750015596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.1094483437517">
                <text:p>22.10944834375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5.208039190635">
                <text:p>105.2080391906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8406980839683">
                <text:p>19.84069808396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.020292302071">
                <text:p>106.0202923020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2234361911315">
                <text:p>17.2234361911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7.579851426655">
                <text:p>107.5798514266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.9667195640049">
                <text:p>14.96671956400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9.798876354525">
                <text:p>109.7988763545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3669306963168">
                <text:p>13.36693069631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700536739317">
                <text:p>111.7005367393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745633425288">
                <text:p>11.7456334252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3.850473908077">
                <text:p>113.8504739080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4516329439887">
                <text:p>10.4516329439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5.836754224002">
                <text:p>115.836754224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20721641191815">
                <text:p>8.20721641191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.75854060106">
                <text:p>117.758540601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58194465517801">
                <text:p>6.581944655178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9.475889003246">
                <text:p>119.4758890032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569750058463">
                <text:p>4.35697500584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1.246929413477">
                <text:p>121.2469294134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67542665602915">
                <text:p>2.675426656029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3.388513576112">
                <text:p>123.3885135761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35458985564534">
                <text:p>0.5354589855645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5.348166533196">
                <text:p>125.3481665331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540510187130666">
                <text:p>-0.5405101871306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6.869897645844">
                <text:p>126.8698976458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63657704161672">
                <text:p>-1.636577041616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8.403261702106">
                <text:p>128.4032617021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.81407483429035">
                <text:p>-3.814074834290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9.946173949936">
                <text:p>129.9461739499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92458198198249">
                <text:p>-5.924581981982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1.543380827958">
                <text:p>131.5433808279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.13010235415598">
                <text:p>-8.130102354155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.451842301022">
                <text:p>133.4518423010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.82974466790907">
                <text:p>-8.829744667909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5.76389846093">
                <text:p>135.763898460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.4516329439887">
                <text:p>-10.45163294398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654195513407">
                <text:p>137.6541955134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2.8750015596125">
                <text:p>-12.8750015596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410944955356">
                <text:p>138.4109449553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.9314171781376">
                <text:p>-14.93141717813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.635463426903">
                <text:p>139.6354634269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5.7247457227474">
                <text:p>-15.72474572274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1.596738297894">
                <text:p>141.5967382978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7.5798514266553">
                <text:p>-17.57985142665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3.892548708248">
                <text:p>143.8925487082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9.6178794081183">
                <text:p>-19.61787940811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.40771131249">
                <text:p>145.407711312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1.3057836178288">
                <text:p>-21.30578361782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.067768958653">
                <text:p>147.0677689586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3.1985905136482">
                <text:p>-23.19859051364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8.753070586523">
                <text:p>148.7530705865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5.8367542240016">
                <text:p>-25.83675422400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1.476881393688">
                <text:p>151.4768813936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7.75854060106">
                <text:p>-27.758540601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3.434948822922">
                <text:p>153.4349488229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8.6949043793434">
                <text:p>-28.69490437934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5.376435213836">
                <text:p>155.3764352138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0.4110812671254">
                <text:p>-30.41108126712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6.587885830697">
                <text:p>156.5878858306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3.0916999386824">
                <text:p>-33.09169993868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8.299463260683">
                <text:p>158.2994632606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4.7289962795209">
                <text:p>-34.72899627952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0.0168934781">
                <text:p>160.01689347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6.2249442555203">
                <text:p>-36.22494425552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2.087490614037">
                <text:p>162.0874906140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7.7330455941883">
                <text:p>-37.73304559418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4.357753542791">
                <text:p>164.3577535427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9.2513365827122">
                <text:p>-39.25133658271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6.228400282918">
                <text:p>166.2284002829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1.1859251657097">
                <text:p>-41.18592516570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7.943237466167">
                <text:p>167.943237466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2.3458044865934">
                <text:p>-42.34580448659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9.646679956071">
                <text:p>169.6466799560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0.716447194739">
                <text:p>170.7164471947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6.8717449652887">
                <text:p>-46.87174496528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2.333195738186">
                <text:p>172.3331957381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8.0127875041833">
                <text:p>-48.01278750418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4.559667968995">
                <text:p>174.5596679689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8.4109449553557">
                <text:p>-48.41094495535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6.760299703898">
                <text:p>176.7602997038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50.3321588816596">
                <text:p>-50.33215888165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8.929175545213">
                <text:p>178.9291755452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2.5946433685914">
                <text:p>-52.59464336859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79.464541014435">
                <text:p>-179.4645410144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4.52466797179">
                <text:p>-54.524667971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78.378854086347">
                <text:p>-178.3788540863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55.713123022791">
                <text:p>-55.7131230227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76.18592516571">
                <text:p>-176.185925165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57.3624924157143">
                <text:p>-57.36249241571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73.962317478577">
                <text:p>-173.9623174785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59.5889187328746">
                <text:p>-59.58891873287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71.714202976046">
                <text:p>-171.7142029760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61.9908232919862">
                <text:p>-61.99082329198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70.180699361242">
                <text:p>-170.1806993612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63.9144002217186">
                <text:p>-63.91440022171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68.584160475593">
                <text:p>-168.5841604755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65.6005640758249">
                <text:p>-65.60056407582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66.35708522401">
                <text:p>-166.357085224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6.8014094863518">
                <text:p>-66.80140948635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64.505151400861">
                <text:p>-164.5051514008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68.4985656759521">
                <text:p>-68.49856567595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62.255328374943">
                <text:p>-162.2553283749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70.0168934781">
                <text:p>-70.01689347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60.529697990533">
                <text:p>-160.5296979905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2.2553283749431">
                <text:p>-72.25532837494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59.120983119443">
                <text:p>-159.1209831194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4.6498635075756">
                <text:p>-74.64986350757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57.38013505196">
                <text:p>-157.380135051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6.3570852240099">
                <text:p>-76.35708522400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56.149526091923">
                <text:p>-156.1495260919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8.0558228115537">
                <text:p>-78.05582281155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53.434948822922">
                <text:p>-153.4349488229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9.6466799560706">
                <text:p>-79.64667995607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50.788707742272">
                <text:p>-150.7887077422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80.7164471947387">
                <text:p>-80.71644719473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48.851419013805">
                <text:p>-148.8514190138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82.4053566314086">
                <text:p>-82.40535663140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47.821343793399">
                <text:p>-147.8213437933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84.6106882400266">
                <text:p>-84.61068824002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47.067768958653">
                <text:p>-147.0677689586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86.790513682208">
                <text:p>-86.7905136822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44.651833466804">
                <text:p>-144.6518334668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88.929175545213">
                <text:p>-88.9291755452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42.171712165387">
                <text:p>-142.1717121653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90.5405101871307">
                <text:p>-90.54051018713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40.673022139925">
                <text:p>-140.6730221399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91.6365770416167">
                <text:p>-91.63657704161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39.222230206143">
                <text:p>-139.2222302061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93.8506388239108">
                <text:p>-93.85063882391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36.921955958931">
                <text:p>-136.9219559589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96.0958615445958">
                <text:p>-96.09586154459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34.620563298581">
                <text:p>-134.6205632985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8.2072164119182">
                <text:p>-98.20721641191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32.678469410167">
                <text:p>-132.6784694101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99.8193006387579">
                <text:p>-99.81930063875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31.081751135933">
                <text:p>-131.0817511359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01.523721703897">
                <text:p>-101.5237217038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29.59620863975">
                <text:p>-129.596208639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03.902687114221">
                <text:p>-103.9026871142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28.157226587369">
                <text:p>-128.1572265873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05.642246457209">
                <text:p>-105.6422464572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26.544972322823">
                <text:p>-126.5449723228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07.912509385963">
                <text:p>-107.9125093859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24.451934581858">
                <text:p>-124.4519345818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09.840698083968">
                <text:p>-109.8406980839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22.471192290848">
                <text:p>-122.4711922908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11.077494116987">
                <text:p>-111.0774941169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21.148580986195">
                <text:p>-121.1485809861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12.833654177918">
                <text:p>-112.8336541779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19.211292257728">
                <text:p>-119.2112922577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14.075498255079">
                <text:p>-114.0754982550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17.050597007086">
                <text:p>-117.0505970070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16.810954300349">
                <text:p>-116.8109543003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14.623564786164">
                <text:p>-114.6235647861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19.744881296942">
                <text:p>-119.7448812969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13.412114169303">
                <text:p>-113.4121141693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21.715133515098">
                <text:p>-121.7151335150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12.203478532057">
                <text:p>-112.2034785320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22.471192290848">
                <text:p>-122.4711922908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10.49259476987">
                <text:p>-110.492594769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23.536046984307">
                <text:p>-123.536046984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07.744671625057">
                <text:p>-107.7446716250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25.665001536862">
                <text:p>-125.6650015368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05.494848599139">
                <text:p>-105.4948485991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28.491043559497">
                <text:p>-128.4910435594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03.771599717082">
                <text:p>-103.7715997170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30.364536573097">
                <text:p>-130.3645365730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01.944177188446">
                <text:p>-101.9441771884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31.863641631667">
                <text:p>-131.863641631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00.256819841696">
                <text:p>-100.2568198416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33.830860672093">
                <text:p>-133.8308606720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98.2857970239538">
                <text:p>-98.28579702395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36.948085006515">
                <text:p>-136.9480850065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96.0958615445958">
                <text:p>-96.09586154459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38.55173335482">
                <text:p>-138.551733354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94.3569750058463">
                <text:p>-94.35697500584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39.338266791428">
                <text:p>-139.3382667914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92.7263109939063">
                <text:p>-92.72631099390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40.826342029556">
                <text:p>-140.8263420295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91.0912162252626">
                <text:p>-91.09121622526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43.130102354156">
                <text:p>-143.1301023541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89.4490960207815">
                <text:p>-89.44909602078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45.234802763423">
                <text:p>-145.2348027634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88.3634229583833">
                <text:p>-88.36342295838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46.929322177238">
                <text:p>-146.9293221772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86.1859251657097">
                <text:p>-86.18592516570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47.994616791917">
                <text:p>-147.9946167919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84.0194004752366">
                <text:p>-84.01940047523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50.255118703058">
                <text:p>-150.2551187030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81.7927835880819">
                <text:p>-81.79278358808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52.700427788667">
                <text:p>-152.700427788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80.1806993612421">
                <text:p>-80.18069936124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54.916405993809">
                <text:p>-154.9164059938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79.011348903506">
                <text:p>-79.0113489035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56.370622269343">
                <text:p>-156.3706222693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77.4123066183512">
                <text:p>-77.41230661835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57.590162628507">
                <text:p>-157.5901626285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75.1735200296443">
                <text:p>-75.17352002964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59.315919732053">
                <text:p>-159.3159197320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72.2553283749431">
                <text:p>-72.25532837494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62.087490614037">
                <text:p>-162.0874906140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70.3461759419467">
                <text:p>-70.34617594194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64.357753542791">
                <text:p>-164.3577535427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9.1209831194426">
                <text:p>-69.12098311944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66.097312885779">
                <text:p>-166.0973128857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7.0871716032283">
                <text:p>-67.08717160322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67.828541791413">
                <text:p>-167.8285417914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5.1125882890755">
                <text:p>-65.11258828907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69.646679956071">
                <text:p>-169.6466799560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3.9144002217186">
                <text:p>-63.91440022171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71.869897645844">
                <text:p>-171.8698976458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2.9494029929139">
                <text:p>-62.94940299291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73.904138455404">
                <text:p>-173.9041384554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1.260204708312">
                <text:p>-61.2602047083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75.558758810567">
                <text:p>-175.5587588105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58.5704343851615">
                <text:p>-58.57043438516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77.273689006094">
                <text:p>-177.2736890060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56.3099324740202">
                <text:p>-56.30993247402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78.908783774737">
                <text:p>-178.9087837747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54.7824070318073">
                <text:p>-54.78240703180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9.454342406584">
                <text:p>179.4543424065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53.130102354156">
                <text:p>-53.1301023541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8.347695322349">
                <text:p>178.3476953223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50.7486634172878">
                <text:p>-50.74866341728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6.18592516571">
                <text:p>176.185925165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48.8140748342904">
                <text:p>-48.81407483429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4.019400475237">
                <text:p>174.0194004752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48.0940580589171">
                <text:p>-48.09405805891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1.869897645844">
                <text:p>171.8698976458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46.1534504511054">
                <text:p>-46.15345045110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0.180699361242">
                <text:p>170.1806993612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43.4724745577871">
                <text:p>-43.47247455778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9.114472945341">
                <text:p>169.1144729453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41.543380827958">
                <text:p>-41.5433808279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7.412306618351">
                <text:p>167.4123066183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40.3645365730974">
                <text:p>-40.36453657309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.311213226682">
                <text:p>165.3112132266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39.1736579704442">
                <text:p>-39.17365797044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2.582029207797">
                <text:p>162.5820292077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6.869897645844">
                <text:p>-36.8698976458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0.709953780811">
                <text:p>160.7099537808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34.1435866519378">
                <text:p>-34.14358665193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9.315919732053">
                <text:p>159.3159197320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2.4711922908485">
                <text:p>-32.47119229084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7.087171603228">
                <text:p>157.0871716032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0.9637565320735">
                <text:p>-30.96375653207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5.112588289075">
                <text:p>155.1125882890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9.4758890032457">
                <text:p>-29.47588900324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4.14813745794">
                <text:p>154.148137457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7.5319767487223">
                <text:p>-27.53197674872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3.434948822922">
                <text:p>153.4349488229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5.8367542240016">
                <text:p>-25.83675422400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1.51781425296">
                <text:p>151.517814252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4.1284029302679">
                <text:p>-24.12840293026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9.400021306791">
                <text:p>149.4000213067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2.4098373714933">
                <text:p>-22.40983737149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7.200468727381">
                <text:p>147.2004687273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0.998719034387">
                <text:p>-20.9987190343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5.40771131249">
                <text:p>145.407711312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9.7988763545249">
                <text:p>-19.79887635452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.455027677177">
                <text:p>143.4550276771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7.5798514266553">
                <text:p>-17.57985142665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1.423470436557">
                <text:p>141.4234704365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4.9667195640049">
                <text:p>-14.96671956400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9.513988458001">
                <text:p>139.5139884580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2.7071135013166">
                <text:p>-12.70711350131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8.81407483429">
                <text:p>138.814074834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0.8855270546587">
                <text:p>-10.88552705465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6.896518303209">
                <text:p>136.8965183032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9.1966558916289">
                <text:p>-9.19665589162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4.625523113277">
                <text:p>134.6255231132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7.66680426181418">
                <text:p>-7.666804261814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2.739498088859">
                <text:p>132.7394980888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6.03768252142289">
                <text:p>-6.037682521422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.18592516571">
                <text:p>131.185925165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4.89909245378777">
                <text:p>-4.899092453787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0.013666228765">
                <text:p>130.0136662287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.70062933739529">
                <text:p>-2.700629337395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8.157226587369">
                <text:p>128.1572265873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535458985564534">
                <text:p>-0.5354589855645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5.909723079178">
                <text:p>125.9097230791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08092418666069">
                <text:p>1.080924186660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3.840056134967">
                <text:p>123.8400561349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27048792318357">
                <text:p>3.270487923183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1.890791801846">
                <text:p>121.8907918018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94596654710416">
                <text:p>4.945966547104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0.411081267125">
                <text:p>120.4110812671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09586154459582">
                <text:p>6.095861544595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8.950995207467">
                <text:p>118.9509952074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4034115883792">
                <text:p>7.740341158837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.284207293623">
                <text:p>117.2842072936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91275144672384">
                <text:p>9.912751446723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5.602187551442">
                <text:p>115.6021875514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.5876933816488">
                <text:p>12.58769338164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3.907660494173">
                <text:p>113.9076604941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.3002774491856">
                <text:p>14.30027744918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2.000698350541">
                <text:p>112.0006983505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.3002774491856">
                <text:p>14.30027744918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0.806791012711">
                <text:p>110.8067910127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.0202923020712">
                <text:p>16.02029230207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9.617879408118">
                <text:p>109.6178794081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.9542316995112">
                <text:p>18.95423169951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7.579851426655">
                <text:p>107.5798514266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.1940564815423">
                <text:p>21.19405648154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4.826479970356">
                <text:p>104.8264799703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.9031780818392">
                <text:p>21.90317808183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2.470461721669">
                <text:p>102.4704617216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.6293777306568">
                <text:p>23.62937773065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.784297867563">
                <text:p>100.7842978675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.3232982678099">
                <text:p>26.32329826780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9.2835528052614">
                <text:p>99.28355280526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.739795291688">
                <text:p>28.7397952916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.6668042618142">
                <text:p>97.66680426181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0.6851730895951">
                <text:p>30.68517308959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5.9805995247635">
                <text:p>95.98059952476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7151335150978">
                <text:p>31.71513351509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4.8530963869924">
                <text:p>94.85309638699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3.3885135761115">
                <text:p>33.38851357611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2.6754266560291">
                <text:p>92.67542665602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5.3481665331958">
                <text:p>35.34816653319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0.5405101871307">
                <text:p>90.54051018713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.3039482779834">
                <text:p>37.303948277983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8.9087837747374">
                <text:p>88.90878377473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8.8298249049704">
                <text:p>38.829824904970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6.698134325565">
                <text:p>86.6981343255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.4260787400991">
                <text:p>40.42607874009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5.0062560141766">
                <text:p>85.00625601417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.9471174852076">
                <text:p>41.94711748520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3.9041384554042">
                <text:p>83.90413845540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4.23610153907">
                <text:p>44.236101539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2.2596588411621">
                <text:p>82.25965884116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6.548157698978">
                <text:p>46.5481576989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0.0872485532762">
                <text:p>80.08724855327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8.8654611698517">
                <text:p>48.86546116985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